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 Code" svg:font-family="'Fira Code', 'Droid Sans Mono', monospace, monospace, 'Droid Sans Mono', monospace, monospace"/>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stem-ui" svg:font-family="system-ui, Ubuntu, 'Droid Sans', sans-serif"/>
  </office:font-face-decls>
  <office:automatic-styles>
    <style:style style:name="P1" style:family="paragraph" style:parent-style-name="Heading_20_2">
      <style:text-properties fo:font-variant="normal" fo:text-transform="none" fo:color="#1b1c1d" loext:opacity="100%" style:font-name="Google Sans" fo:font-size="15pt" fo:font-style="normal" fo:font-weight="bold" loext:padding="0cm" loext:border="none"/>
    </style:style>
    <style:style style:name="P2"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3"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4"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5"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6"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7"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8" style:family="paragraph" style:parent-style-name="Heading_20_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9"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10"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11"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12"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13"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14"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15"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16"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17"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18"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19"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20"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21"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22"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23"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24"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25"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26"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27"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28"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29"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30"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31"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32"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33"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34" style:family="paragraph" style:parent-style-name="Standard">
      <style:text-properties officeooo:rsid="000dff18" officeooo:paragraph-rsid="000dff18"/>
    </style:style>
    <style:style style:name="P35"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36"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37"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38" style:family="paragraph" style:parent-style-name="Text_20_body"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39" style:family="paragraph" style:parent-style-name="Text_20_body"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40" style:family="paragraph" style:parent-style-name="Text_20_body"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41" style:family="paragraph" style:parent-style-name="Text_20_body"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42" style:family="paragraph" style:parent-style-name="Text_20_body"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43" style:family="paragraph" style:parent-style-name="Text_20_body" style:list-style-name="L2"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44" style:family="paragraph" style:parent-style-name="Text_20_body" style:list-style-name="L2"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45" style:family="paragraph" style:parent-style-name="Text_20_body" style:list-style-name="L2"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46" style:family="paragraph" style:parent-style-name="Text_20_body" style:list-style-name="L2"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47" style:family="paragraph" style:parent-style-name="Text_20_body" style:list-style-name="L2"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48" style:family="paragraph" style:parent-style-name="Text_20_body" style:list-style-name="L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49" style:family="paragraph" style:parent-style-name="Text_20_body" style:list-style-name="L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50" style:family="paragraph" style:parent-style-name="Text_20_body" style:list-style-name="L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51" style:family="paragraph" style:parent-style-name="Text_20_body" style:list-style-name="L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52" style:family="paragraph" style:parent-style-name="Text_20_body" style:list-style-name="L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53" style:family="paragraph" style:parent-style-name="Text_20_body" style:list-style-name="L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54" style:family="paragraph" style:parent-style-name="Text_20_body" style:list-style-name="L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55" style:family="paragraph" style:parent-style-name="Text_20_body" style:list-style-name="L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56" style:family="paragraph" style:parent-style-name="Text_20_body" style:list-style-name="L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57" style:family="paragraph" style:parent-style-name="Text_20_body" style:list-style-name="L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58" style:family="paragraph" style:parent-style-name="Text_20_body" style:list-style-name="L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59" style:family="paragraph" style:parent-style-name="Text_20_body" style:list-style-name="L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60" style:family="paragraph" style:parent-style-name="Text_20_body" style:list-style-name="L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61" style:family="paragraph" style:parent-style-name="Text_20_body" style:list-style-name="L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62" style:family="paragraph" style:parent-style-name="Text_20_body" style:list-style-name="L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63" style:family="paragraph" style:parent-style-name="Text_20_body" style:list-style-name="L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64" style:family="paragraph" style:parent-style-name="Text_20_body" style:list-style-name="L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65" style:family="paragraph" style:parent-style-name="Text_20_body" style:list-style-name="L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66" style:family="paragraph" style:parent-style-name="Text_20_body" style:list-style-name="L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67" style:family="paragraph" style:parent-style-name="Text_20_body" style:list-style-name="L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68" style:family="paragraph" style:parent-style-name="Text_20_body" style:list-style-name="L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69" style:family="paragraph" style:parent-style-name="Text_20_body" style:list-style-name="L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70" style:family="paragraph" style:parent-style-name="Text_20_body" style:list-style-name="L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71" style:family="paragraph" style:parent-style-name="Text_20_body" style:list-style-name="L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72" style:family="paragraph" style:parent-style-name="Text_20_body" style:list-style-name="L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73" style:family="paragraph" style:parent-style-name="Text_20_body" style:list-style-name="L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74" style:family="paragraph" style:parent-style-name="Text_20_body" style:list-style-name="L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75" style:family="paragraph" style:parent-style-name="Text_20_body" style:list-style-name="L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76" style:family="paragraph" style:parent-style-name="Text_20_body" style:list-style-name="L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77" style:family="paragraph" style:parent-style-name="Text_20_body" style:list-style-name="L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78" style:family="paragraph" style:parent-style-name="Text_20_body" style:list-style-name="L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79" style:family="paragraph" style:parent-style-name="Text_20_body" style:list-style-name="L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80" style:family="paragraph" style:parent-style-name="Text_20_body" style:list-style-name="L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81" style:family="paragraph" style:parent-style-name="Text_20_body" style:list-style-name="L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82" style:family="paragraph" style:parent-style-name="Text_20_body" style:list-style-name="L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83" style:family="paragraph" style:parent-style-name="Text_20_body" style:list-style-name="L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84" style:family="paragraph" style:parent-style-name="Text_20_body" style:list-style-name="L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85" style:family="paragraph" style:parent-style-name="Text_20_body" style:list-style-name="L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86" style:family="paragraph" style:parent-style-name="Text_20_body" style:list-style-name="L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87" style:family="paragraph" style:parent-style-name="Text_20_body" style:list-style-name="L5"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88" style:family="paragraph" style:parent-style-name="Text_20_body" style:list-style-name="L5"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89" style:family="paragraph" style:parent-style-name="Text_20_body" style:list-style-name="L5"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90" style:family="paragraph" style:parent-style-name="Text_20_body" style:list-style-name="L5"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91" style:family="paragraph" style:parent-style-name="Text_20_body" style:list-style-name="L5"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92" style:family="paragraph" style:parent-style-name="Text_20_body" style:list-style-name="L5"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93" style:family="paragraph" style:parent-style-name="Text_20_body" style:list-style-name="L5"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94" style:family="paragraph" style:parent-style-name="Text_20_body" style:list-style-name="L5"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95" style:family="paragraph" style:parent-style-name="Text_20_body" style:list-style-name="L5"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96" style:family="paragraph" style:parent-style-name="Text_20_body" style:list-style-name="L5"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97" style:family="paragraph" style:parent-style-name="Text_20_body" style:list-style-name="L5"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98" style:family="paragraph" style:parent-style-name="Text_20_body" style:list-style-name="L5"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99" style:family="paragraph" style:parent-style-name="Text_20_body" style:list-style-name="L8"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100" style:family="paragraph" style:parent-style-name="Text_20_body" style:list-style-name="L11"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101" style:family="paragraph" style:parent-style-name="Text_20_body" style:list-style-name="L1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102" style:family="paragraph" style:parent-style-name="Text_20_body" style:list-style-name="L16"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103" style:family="paragraph" style:parent-style-name="Text_20_body" style:list-style-name="L1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104" style:family="paragraph" style:parent-style-name="Text_20_body" style:list-style-name="L19"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105" style:family="paragraph" style:parent-style-name="Text_20_body" style:list-style-name="L25"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106" style:family="paragraph" style:parent-style-name="Text_20_body" style:list-style-name="L26" style:master-page-name="">
      <style:paragraph-properties fo:margin-left="0cm" fo:margin-right="0cm" fo:margin-top="0cm" fo:margin-bottom="0.247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107" style:family="paragraph" style:parent-style-name="Text_20_body" style:list-style-name="L26">
      <style:paragraph-properties fo:margin-left="0cm" fo:margin-right="0cm" fo:margin-top="0cm" fo:margin-bottom="0.247cm" style:contextual-spacing="false" fo:line-height="114%" fo:orphans="2" fo:widows="2" fo:text-indent="0cm" style:auto-text-indent="false"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108" style:family="paragraph" style:parent-style-name="Text_20_body" style:list-style-name="L26" style:master-page-name="">
      <style:paragraph-properties fo:margin-left="0cm" fo:margin-right="0cm" fo:margin-top="0cm" fo:margin-bottom="0.247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109" style:family="paragraph" style:parent-style-name="Text_20_body" style:list-style-name="L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10" style:family="paragraph" style:parent-style-name="Text_20_body" style:list-style-name="L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11" style:family="paragraph" style:parent-style-name="Text_20_body" style:list-style-name="L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12" style:family="paragraph" style:parent-style-name="Text_20_body" style:list-style-name="L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13" style:family="paragraph" style:parent-style-name="Text_20_body" style:list-style-name="L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14" style:family="paragraph" style:parent-style-name="Text_20_body" style:list-style-name="L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15"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16"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17"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18"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19"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20"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21"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22"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23"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24"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25"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26"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27"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28"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29"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30"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31"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32"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33"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34"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35"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36"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37"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38"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39"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40"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41"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42"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43"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44"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45"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46"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47"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48"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49"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50"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51"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52"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53"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54"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55"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56"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57"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58"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59"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60"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61"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62"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63"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64"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65"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66"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67"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68"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69"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70"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71"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72"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73"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74" style:family="paragraph" style:parent-style-name="Text_20_body" style:list-style-name="L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75" style:family="paragraph" style:parent-style-name="Text_20_body" style:list-style-name="L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76" style:family="paragraph" style:parent-style-name="Text_20_body" style:list-style-name="L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77" style:family="paragraph" style:parent-style-name="Text_20_body" style:list-style-name="L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78" style:family="paragraph" style:parent-style-name="Text_20_body" style:list-style-name="L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79" style:family="paragraph" style:parent-style-name="Text_20_body" style:list-style-name="L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80" style:family="paragraph" style:parent-style-name="Text_20_body" style:list-style-name="L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81" style:family="paragraph" style:parent-style-name="Text_20_body" style:list-style-name="L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82" style:family="paragraph" style:parent-style-name="Text_20_body" style:list-style-name="L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83" style:family="paragraph" style:parent-style-name="Text_20_body" style:list-style-name="L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84" style:family="paragraph" style:parent-style-name="Text_20_body"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85" style:family="paragraph" style:parent-style-name="Text_20_body"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86" style:family="paragraph" style:parent-style-name="Text_20_body"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87" style:family="paragraph" style:parent-style-name="Text_20_body"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88" style:family="paragraph" style:parent-style-name="Text_20_body"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89" style:family="paragraph" style:parent-style-name="Text_20_body"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90" style:family="paragraph" style:parent-style-name="Text_20_body"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91" style:family="paragraph" style:parent-style-name="Text_20_body"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92" style:family="paragraph" style:parent-style-name="Text_20_body"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93" style:family="paragraph" style:parent-style-name="Text_20_body"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94" style:family="paragraph" style:parent-style-name="Text_20_body"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95" style:family="paragraph" style:parent-style-name="Text_20_body"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96" style:family="paragraph" style:parent-style-name="Text_20_body"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97" style:family="paragraph" style:parent-style-name="Text_20_body"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98" style:family="paragraph" style:parent-style-name="Text_20_body" style:list-style-name="L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99"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00"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01"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02"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03"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04"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05"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06"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07"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08"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09"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10"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11"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12"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13"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14"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15"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16"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17"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18"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19"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20"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21"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22"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23"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24"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25"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26"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27"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28"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29"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30"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31"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32"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33"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34"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35"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36"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37"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38"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39"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40"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41"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42"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43"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44"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45"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46"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47"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48"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49"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50" style:family="paragraph" style:parent-style-name="Text_20_body" style:list-style-name="L1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51" style:family="paragraph" style:parent-style-name="Text_20_body" style:list-style-name="L1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52" style:family="paragraph" style:parent-style-name="Text_20_body" style:list-style-name="L1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53" style:family="paragraph" style:parent-style-name="Text_20_body" style:list-style-name="L1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54" style:family="paragraph" style:parent-style-name="Text_20_body" style:list-style-name="L1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55" style:family="paragraph" style:parent-style-name="Text_20_body" style:list-style-name="L1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56" style:family="paragraph" style:parent-style-name="Text_20_body" style:list-style-name="L1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57" style:family="paragraph" style:parent-style-name="Text_20_body" style:list-style-name="L1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58" style:family="paragraph" style:parent-style-name="Text_20_body" style:list-style-name="L1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59" style:family="paragraph" style:parent-style-name="Text_20_body" style:list-style-name="L1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60" style:family="paragraph" style:parent-style-name="Text_20_body" style:list-style-name="L1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61" style:family="paragraph" style:parent-style-name="Text_20_body" style:list-style-name="L1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62" style:family="paragraph" style:parent-style-name="Text_20_body" style:list-style-name="L1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63" style:family="paragraph" style:parent-style-name="Text_20_body" style:list-style-name="L1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64" style:family="paragraph" style:parent-style-name="Text_20_body" style:list-style-name="L1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65" style:family="paragraph" style:parent-style-name="Text_20_body" style:list-style-name="L1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66" style:family="paragraph" style:parent-style-name="Text_20_body" style:list-style-name="L1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67" style:family="paragraph" style:parent-style-name="Text_20_body" style:list-style-name="L1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68" style:family="paragraph" style:parent-style-name="Text_20_body" style:list-style-name="L1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69" style:family="paragraph" style:parent-style-name="Text_20_body" style:list-style-name="L1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70" style:family="paragraph" style:parent-style-name="Text_20_body" style:list-style-name="L1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71" style:family="paragraph" style:parent-style-name="Text_20_body" style:list-style-name="L1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72" style:family="paragraph" style:parent-style-name="Text_20_body" style:list-style-name="L1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73" style:family="paragraph" style:parent-style-name="Text_20_body" style:list-style-name="L1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74" style:family="paragraph" style:parent-style-name="Text_20_body" style:list-style-name="L1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75" style:family="paragraph" style:parent-style-name="Text_20_body" style:list-style-name="L1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76" style:family="paragraph" style:parent-style-name="Text_20_body" style:list-style-name="L1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77" style:family="paragraph" style:parent-style-name="Text_20_body" style:list-style-name="L1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78" style:family="paragraph" style:parent-style-name="Text_20_body" style:list-style-name="L1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79" style:family="paragraph" style:parent-style-name="Text_20_body" style:list-style-name="L1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80" style:family="paragraph" style:parent-style-name="Text_20_body" style:list-style-name="L1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81" style:family="paragraph" style:parent-style-name="Text_20_body" style:list-style-name="L1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82" style:family="paragraph" style:parent-style-name="Text_20_body" style:list-style-name="L1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83" style:family="paragraph" style:parent-style-name="Text_20_body" style:list-style-name="L1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84" style:family="paragraph" style:parent-style-name="Text_20_body" style:list-style-name="L1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85" style:family="paragraph" style:parent-style-name="Text_20_body" style:list-style-name="L1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86" style:family="paragraph" style:parent-style-name="Text_20_body" style:list-style-name="L1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87" style:family="paragraph" style:parent-style-name="Text_20_body" style:list-style-name="L1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88" style:family="paragraph" style:parent-style-name="Text_20_body" style:list-style-name="L1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89" style:family="paragraph" style:parent-style-name="Text_20_body" style:list-style-name="L2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90" style:family="paragraph" style:parent-style-name="Text_20_body" style:list-style-name="L2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91" style:family="paragraph" style:parent-style-name="Text_20_body" style:list-style-name="L2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92" style:family="paragraph" style:parent-style-name="Text_20_body" style:list-style-name="L2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93" style:family="paragraph" style:parent-style-name="Text_20_body" style:list-style-name="L2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94" style:family="paragraph" style:parent-style-name="Text_20_body" style:list-style-name="L2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95"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96"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97"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98"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99"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00"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01"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02"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03"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04"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05"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06"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07"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08"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09"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10"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11"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12"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13"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14"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15"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16"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17"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18"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19"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20"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21"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22"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23"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24"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25"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26"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27"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28"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29"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30"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31" style:family="paragraph" style:parent-style-name="Text_20_body" style:list-style-name="L2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T1" style:family="text">
      <style:text-properties fo:font-variant="normal" fo:text-transform="none" fo:color="#1b1c1d" loext:opacity="100%" style:font-name="Google Sans Text" fo:font-size="12pt" fo:font-style="normal" fo:font-weight="bold" loext:padding="0cm" loext:border="none"/>
    </style:style>
    <style:style style:name="T2" style:family="text">
      <style:text-properties fo:font-variant="normal" fo:text-transform="none" fo:color="#1b1c1d" loext:opacity="100%" style:font-name="Google Sans Text" fo:font-size="12pt" fo:font-style="normal" fo:font-weight="normal" loext:padding="0cm" loext:border="none"/>
    </style:style>
    <style:style style:name="T3" style:family="text">
      <style:text-properties fo:font-variant="normal" fo:text-transform="none" fo:color="#1b1c1d" loext:opacity="100%" style:font-name="Google Sans" fo:font-size="12pt" fo:font-style="normal" fo:font-weight="bold" loext:padding="0cm" loext:border="none"/>
    </style:style>
    <style:style style:name="T4" style:family="text">
      <style:text-properties fo:font-variant="normal" fo:text-transform="none" fo:color="#575b5f" loext:opacity="100%" style:font-name="Google Sans Text" fo:font-size="10.5pt" fo:font-style="normal" fo:font-weight="normal" loext:padding="0cm" loext:border="none"/>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0.499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0.499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ocumento de Requerimientos del Sistema: API de Gestión de Neumáticos (GesNeu) - v2.1 (Detallado)</text:h>
      <text:h text:style-name="P2" text:outline-level="3">1. Introducción</text:h>
      <text:h text:style-name="P9" text:outline-level="4">1.1 Propósito del Documento</text:h>
      <text:p text:style-name="P35">Este documento describe los requerimientos funcionales y no funcionales para la API (Interfaz de Programación de Aplicaciones) de Gestión de Neumáticos (GesNeu). El objetivo principal es facilitar el seguimiento integral, la asignación eficiente, el control exhaustivo de la vida útil y la gestión detallada del ciclo de vida completo de los neumáticos utilizados en la flota de vehículos de carga de la empresa. Esto incluye desde la adquisición hasta el desecho, pasando por todos los eventos operativos y de mantenimiento.</text:p>
      <text:h text:style-name="P9" text:outline-level="4">1.2 Alcance del Proyecto</text:h>
      <text:p text:style-name="P35">El proyecto abarca el diseño, desarrollo, prueba e implementación de una API RESTful robusta y escalable. Se utilizará Python con el framework FastAPI y SQLModel para la interacción con una base de datos PostgreSQL. La API servirá como el backend central para todas las operaciones de gestión de neumáticos, permitiendo la integración con sistemas actuales o futuros de la empresa (ERP, sistemas de taller, telemática/IoT) y facilitando la toma de decisiones basada en datos. Se priorizará una arquitectura modular, mantenible y bien documentada.</text:p>
      <text:h text:style-name="P9" text:outline-level="4">1.3 Audiencia</text:h>
      <text:p text:style-name="P38">Este documento está destinado a:</text:p>
      <text:list text:style-name="L1">
        <text:list-item>
          <text:p text:style-name="P109"><text:span text:style-name="Strong_20_Emphasis"><text:span text:style-name="T1">Equipo de Desarrollo:</text:span></text:span><text:span text:style-name="T2"> Ingenieros de software, desarrolladores backend y frontend que construirán y mantendrán la API y las aplicaciones cliente.</text:span></text:p>
        </text:list-item>
        <text:list-item>
          <text:p text:style-name="P109"><text:span text:style-name="Strong_20_Emphasis"><text:span text:style-name="T1">Administradores de Bases de Datos:</text:span></text:span><text:span text:style-name="T2"> Para entender el esquema de datos y los requisitos de integridad.</text:span></text:p>
        </text:list-item>
        <text:list-item>
          <text:p text:style-name="P109"><text:span text:style-name="Strong_20_Emphasis"><text:span text:style-name="T1">Equipo de Gestión de la Empresa:</text:span></text:span><text:span text:style-name="T2"> Para comprender las capacidades del sistema, su alineación con los objetivos de negocio y para la toma de decisiones estratégicas.</text:span></text:p>
        </text:list-item>
        <text:list-item>
          <text:p text:style-name="P109"><text:span text:style-name="Strong_20_Emphasis"><text:span text:style-name="T1">Personal de Operaciones y Mantenimiento:</text:span></text:span><text:span text:style-name="T2"> Futuros usuarios clave del sistema (Gestores de Flota, Jefes de Taller, Operadores de Mantenimiento) para validar que los requerimientos cubren sus necesidades operativas.</text:span></text:p>
        </text:list-item>
        <text:list-item>
          <text:p text:style-name="P109"><text:span text:style-name="Strong_20_Emphasis"><text:span text:style-name="T1">Equipo de QA/Pruebas:</text:span></text:span><text:span text:style-name="T2"> Para la elaboración de planes y casos de prueba.</text:span></text:p>
        </text:list-item>
        <text:list-item>
          <text:p text:style-name="P109"><text:span text:style-name="Strong_20_Emphasis"><text:span text:style-name="T1">Otros Stakeholders:</text:span></text:span><text:span text:style-name="T2"> Cualquier otra parte involucrada en el ciclo de vida del proyecto.</text:span></text:p>
        </text:list-item>
      </text:list>
      <text:h text:style-name="P2" text:outline-level="3">2. Descripción General</text:h>
      <text:h text:style-name="P9" text:outline-level="4">2.1 Contexto del Negocio y Problema</text:h>
      <text:p text:style-name="P38"><text:soft-page-break/>La empresa de servicios de carga opera una flota de vehículos pesados donde los neumáticos representan un costo operativo significativo y un factor crítico para la seguridad. La gestión actual, posiblemente manual o basada en sistemas fragmentados, presenta desafíos como:</text:p>
      <text:list text:style-name="L2">
        <text:list-item>
          <text:p text:style-name="P43">Dificultad para rastrear el historial completo y el rendimiento individual de cada neumático.</text:p>
        </text:list-item>
        <text:list-item>
          <text:p text:style-name="P43">Ineficiencia en la gestión de inventarios de neumáticos nuevos, usados, en reparación o para reencauche.</text:p>
        </text:list-item>
        <text:list-item>
          <text:p text:style-name="P43">Falta de datos consolidados para análisis de costos (Costo por Kilómetro - Cpk), comparación de marcas/modelos y optimización de políticas de reencauche/compra.</text:p>
        </text:list-item>
        <text:list-item>
          <text:p text:style-name="P43">Riesgos de seguridad por un seguimiento inadecuado de la profundidad del dibujo, presión, o asignación incorrecta de neumáticos reencauchados.</text:p>
        </text:list-item>
        <text:list-item>
          <text:p text:style-name="P43">Procesos manuales propensos a errores y lentos para el registro de eventos (montajes, desmontajes, inspecciones, etc.).</text:p>
        </text:list-item>
      </text:list>
      <text:h text:style-name="P9" text:outline-level="4">2.2 Objetivos del Sistema (Actualizado y Refinado)</text:h>
      <text:p text:style-name="P38">Los objetivos del sistema API GesNeu, refinados tras la implementación inicial y depuración, son:</text:p>
      <text:list text:style-name="L3">
        <text:list-item>
          <text:p text:style-name="P115"><text:span text:style-name="Strong_20_Emphasis"><text:span text:style-name="T1">Optimizar Costos Operativos:</text:span></text:span></text:p>
          <text:list>
            <text:list-item>
              <text:p text:style-name="P48">Calcular y analizar el Costo por Kilómetro (Cpk) de forma precisa para cada neumático a lo largo de su ciclo de vida completo (original y reencauches).</text:p>
            </text:list-item>
            <text:list-item>
              <text:p text:style-name="P48">Facilitar la comparación de rendimiento y costo entre diferentes marcas, modelos y proveedores de servicios (reencauche, reparación).</text:p>
            </text:list-item>
            <text:list-item>
              <text:p text:style-name="P48">Gestionar eficientemente los ciclos de reencauche, identificando el momento óptimo y controlando el número máximo de reencauches por carcasa.</text:p>
            </text:list-item>
            <text:list-item>
              <text:p text:style-name="P48">Minimizar los desechos prematuros mediante un mejor seguimiento del desgaste y las causas de fallo.</text:p>
            </text:list-item>
          </text:list>
        </text:list-item>
        <text:list-item>
          <text:p text:style-name="P115"><text:span text:style-name="Strong_20_Emphasis"><text:span text:style-name="T1">Aumentar la Seguridad de la Flota:</text:span></text:span></text:p>
          <text:list>
            <text:list-item>
              <text:p text:style-name="P48">Garantizar el cumplimiento estricto de las políticas de uso diferenciadas para neumáticos nuevos vs. reencauchados/reparados en cada posición vehicular.</text:p>
            </text:list-item>
            <text:list-item>
              <text:p text:style-name="P48">Implementar alertas automáticas para profundidades de dibujo mínimas, presiones anómalas (requiere integración IoT o registro manual frecuente) y otros indicadores de riesgo.</text:p>
            </text:list-item>
            <text:list-item>
              <text:p text:style-name="P48">Asegurar la trazabilidad de cada neumático y su historial de mantenimiento.</text:p>
            </text:list-item>
          </text:list>
        </text:list-item>
        <text:list-item>
          <text:p text:style-name="P115"><text:span text:style-name="Strong_20_Emphasis"><text:span text:style-name="T1">Maximizar Rendimiento Kilométrico y Vida Útil:</text:span></text:span></text:p>
          <text:list>
            <text:list-item>
              <text:p text:style-name="P48"><text:soft-page-break/>Realizar un seguimiento preciso del kilometraje acumulado por cada neumático en cada una de sus vidas (original y post-reencauche).</text:p>
            </text:list-item>
            <text:list-item>
              <text:p text:style-name="P48">Registrar y analizar el desgaste (profundidad del dibujo) a lo largo del tiempo y uso.</text:p>
            </text:list-item>
            <text:list-item>
              <text:p text:style-name="P48">Gestionar de forma informada el proceso de reencauche y reparación, seleccionando los proveedores adecuados y rastreando los resultados.</text:p>
            </text:list-item>
            <text:list-item>
              <text:p text:style-name="P48">Identificar patrones y causas comunes de desgaste o fallo prematuro.</text:p>
            </text:list-item>
          </text:list>
        </text:list-item>
        <text:list-item>
          <text:p text:style-name="P115"><text:span text:style-name="Strong_20_Emphasis"><text:span text:style-name="T1">Agilizar y Fiabilizar Procesos Operativos:</text:span></text:span></text:p>
          <text:list>
            <text:list-item>
              <text:p text:style-name="P48">Automatizar el seguimiento de neumáticos por ubicación (almacén, vehículo/posición) y estado (nuevo, en stock, instalado, en reparación, etc.).</text:p>
            </text:list-item>
            <text:list-item>
              <text:p text:style-name="P48">Proveer una interfaz API clara y eficiente para el registro de todos los eventos del ciclo de vida del neumático.</text:p>
            </text:list-item>
            <text:list-item>
              <text:p text:style-name="P48">Reducir la entrada manual de datos y la duplicidad de información.</text:p>
            </text:list-item>
          </text:list>
        </text:list-item>
        <text:list-item>
          <text:p text:style-name="P115"><text:span text:style-name="Strong_20_Emphasis"><text:span text:style-name="T1">Proveer Información Consolidada y Análisis Confiables:</text:span></text:span></text:p>
          <text:list>
            <text:list-item>
              <text:p text:style-name="P48">Generar reportes y KPIs para la toma de decisiones estratégicas sobre:</text:p>
              <text:list>
                <text:list-item>
                  <text:p text:style-name="P48">Políticas de compra vs. reencauche.</text:p>
                </text:list-item>
                <text:list-item>
                  <text:p text:style-name="P48">Selección de marcas/modelos de neumáticos.</text:p>
                </text:list-item>
                <text:list-item>
                  <text:p text:style-name="P48">Evaluación de proveedores de neumáticos y servicios.</text:p>
                </text:list-item>
                <text:list-item>
                  <text:p text:style-name="P48">Efectividad de las políticas de mantenimiento y rotación.</text:p>
                </text:list-item>
              </text:list>
            </text:list-item>
          </text:list>
        </text:list-item>
        <text:list-item>
          <text:p text:style-name="P115"><text:span text:style-name="Strong_20_Emphasis"><text:span text:style-name="T1">Centralizar Ciclo de Vida Completo del Neumático:</text:span></text:span></text:p>
          <text:list>
            <text:list-item>
              <text:p text:style-name="P48">Establecer una única fuente de verdad para toda la información relacionada con cada neumático, desde su adquisición (o registro inicial si ya existe) hasta su desecho final.</text:p>
            </text:list-item>
            <text:list-item>
              <text:p text:style-name="P48">Incluir todos los eventos relevantes: compra, instalación, desmontaje, inspecciones, rotaciones, envíos y recepciones de reparación/reencauche, ajustes de inventario, y desecho.</text:p>
            </text:list-item>
          </text:list>
        </text:list-item>
        <text:list-item>
          <text:p text:style-name="P115"><text:span text:style-name="Strong_20_Emphasis"><text:span text:style-name="T1">Facilitar la Integración:</text:span></text:span></text:p>
          <text:list>
            <text:list-item>
              <text:p text:style-name="P48">Proveer una API RESTful bien documentada (OpenAPI/Swagger) para permitir la integración con otros sistemas empresariales (ERP, TMS, sistemas de taller) y futuras tecnologías (sensores IoT).</text:p>
            </text:list-item>
          </text:list>
        </text:list-item>
        <text:list-item>
          <text:p text:style-name="P115"><text:span text:style-name="Strong_20_Emphasis"><text:span text:style-name="T1">Mejorar la Mantenibilidad y Escalabilidad de la API:</text:span></text:span></text:p>
          <text:list>
            <text:list-item>
              <text:p text:style-name="P48">Implementar una arquitectura de software clara y modular (ver Sección 3).</text:p>
            </text:list-item>
            <text:list-item>
              <text:p text:style-name="P48">Utilizar prácticas de codificación estandarizadas, incluyendo el uso de SQLModel para la definición de modelos y schemas, y FastAPI para la creación de endpoints.</text:p>
            </text:list-item>
            <text:list-item>
              <text:p text:style-name="P48">Asegurar una cobertura de pruebas adecuada.</text:p>
            </text:list-item>
          </text:list>
        </text:list-item>
      </text:list>
      <text:h text:style-name="P9" text:outline-level="4"><text:soft-page-break/>2.3 Características del Usuario y Roles del Sistema</text:h>
      <text:p text:style-name="P38">Los usuarios interactuarán con la API (directamente o a través de aplicaciones cliente) según los roles asignados. Se definen los siguientes roles principales:</text:p>
      <text:list text:style-name="L4">
        <text:list-item>
          <text:p text:style-name="P123"><text:span text:style-name="Strong_20_Emphasis"><text:span text:style-name="T1">ADMIN (Administrador del Sistema):</text:span></text:span></text:p>
          <text:list>
            <text:list-item>
              <text:p text:style-name="P73">Responsable de la configuración general del sistema.</text:p>
            </text:list-item>
            <text:list-item>
              <text:p text:style-name="P73">Gestión de usuarios y sus roles.</text:p>
            </text:list-item>
            <text:list-item>
              <text:p text:style-name="P73">Supervisión general de la integridad de los datos y logs del sistema.</text:p>
            </text:list-item>
            <text:list-item>
              <text:p text:style-name="P73">Puede tener permisos para realizar todas las operaciones si es necesario, pero su función principal no es la operativa diaria de neumáticos.</text:p>
            </text:list-item>
          </text:list>
        </text:list-item>
        <text:list-item>
          <text:p text:style-name="P123"><text:span text:style-name="Strong_20_Emphasis"><text:span text:style-name="T1">GESTOR (Gestor de Flota/Inventario):</text:span></text:span></text:p>
          <text:list>
            <text:list-item>
              <text:p text:style-name="P73">Responsable de la supervisión del inventario de neumáticos.</text:p>
            </text:list-item>
            <text:list-item>
              <text:p text:style-name="P73">Toma de decisiones sobre compras, envíos a reencauche/reparación, y desecho de neumáticos.</text:p>
            </text:list-item>
            <text:list-item>
              <text:p text:style-name="P73">Análisis de rendimiento, costos (Cpk) y KPIs.</text:p>
            </text:list-item>
            <text:list-item>
              <text:p text:style-name="P73">Gestión de catálogos base (modelos, proveedores, parámetros).</text:p>
            </text:list-item>
            <text:list-item>
              <text:p text:style-name="P73">Puede realizar la mayoría de los eventos de neumáticos, especialmente aquellos que implican decisiones de gestión.</text:p>
            </text:list-item>
          </text:list>
        </text:list-item>
        <text:list-item>
          <text:p text:style-name="P123"><text:span text:style-name="Strong_20_Emphasis"><text:span text:style-name="T1">OPERADOR (Operador de Mantenimiento/Taller):</text:span></text:span></text:p>
          <text:list>
            <text:list-item>
              <text:p text:style-name="P73">Responsable del registro de eventos operativos diarios.</text:p>
            </text:list-item>
            <text:list-item>
              <text:p text:style-name="P73">Ejecuta tareas como instalación, desmontaje, inspección, rotación de neumáticos.</text:p>
            </text:list-item>
            <text:list-item>
              <text:p text:style-name="P73">Puede registrar la entrada y salida de neumáticos de servicios de reparación/reencauche.</text:p>
            </text:list-item>
            <text:list-item>
              <text:p text:style-name="P73">Consulta el estado y la ubicación de los neumáticos.</text:p>
            </text:list-item>
          </text:list>
        </text:list-item>
        <text:list-item>
          <text:p text:style-name="P123"><text:span text:style-name="Strong_20_Emphasis"><text:span text:style-name="T1">(Potencial) OTROS_USUARIOS (Ej. Compras, Conductores):</text:span></text:span></text:p>
          <text:list>
            <text:list-item>
              <text:p text:style-name="P73">Roles con permisos más limitados para consultas específicas o tareas muy acotadas, a definir según necesidad.</text:p>
            </text:list-item>
          </text:list>
        </text:list-item>
      </text:list>
      <text:p text:style-name="P35">Se asume que todos los usuarios tendrán las credenciales necesarias para autenticarse en el sistema y que sus acciones estarán restringidas por su rol asignado.</text:p>
      <text:h text:style-name="P2" text:outline-level="3">3. Arquitectura y Estructura del Proyecto (Recomendaciones Clave)</text:h>
      <text:p text:style-name="P38">Para asegurar la mantenibilidad, escalabilidad y claridad del código, la API GesNeu se desarrollará siguiendo una arquitectura por capas bien definida:</text:p>
      <text:list text:style-name="L5">
        <text:list-item>
          <text:p text:style-name="P127"><text:soft-page-break/><text:span text:style-name="Strong_20_Emphasis"><text:span text:style-name="T1">3.1 Configuración Centralizada (</text:span></text:span><text:span text:style-name="Strong_20_Emphasis"><text:span text:style-name="Source_20_Text"><text:span text:style-name="T4">core/config.py</text:span></text:span></text:span><text:span text:style-name="Strong_20_Emphasis"><text:span text:style-name="T1">):</text:span></text:span></text:p>
          <text:list>
            <text:list-item>
              <text:p text:style-name="P87">Este módulo será el único responsable de cargar y proveer la configuración de la aplicación.</text:p>
            </text:list-item>
            <text:list-item>
              <text:p text:style-name="P127"><text:span text:style-name="T2">Utilizará </text:span><text:span text:style-name="Source_20_Text"><text:span text:style-name="T4">pydantic-settings</text:span></text:span><text:span text:style-name="T2"> para cargar variables desde un archivo </text:span><text:span text:style-name="Source_20_Text"><text:span text:style-name="T4">.env</text:span></text:span><text:span text:style-name="T2"> (para desarrollo local) y desde variables de entorno del sistema (para producción).</text:span></text:p>
            </text:list-item>
            <text:list-item>
              <text:p text:style-name="P87">Incluirá:</text:p>
              <text:list>
                <text:list-item>
                  <text:p text:style-name="P127"><text:span text:style-name="Source_20_Text"><text:span text:style-name="T4">SECRET_KEY</text:span></text:span><text:span text:style-name="T2">, </text:span><text:span text:style-name="Source_20_Text"><text:span text:style-name="T4">ALGORITHM</text:span></text:span><text:span text:style-name="T2">, </text:span><text:span text:style-name="Source_20_Text"><text:span text:style-name="T4">ACCESS_TOKEN_EXPIRE_MINUTES</text:span></text:span><text:span text:style-name="T2"> para JWT.</text:span></text:p>
                </text:list-item>
                <text:list-item>
                  <text:p text:style-name="P127"><text:span text:style-name="Source_20_Text"><text:span text:style-name="T4">DATABASE_URL</text:span></text:span><text:span text:style-name="T2"> para la conexión a PostgreSQL.</text:span></text:p>
                </text:list-item>
                <text:list-item>
                  <text:p text:style-name="P127"><text:span text:style-name="Source_20_Text"><text:span text:style-name="T4">API_V1_STR</text:span></text:span><text:span text:style-name="T2"> para el prefijo de las rutas de la API.</text:span></text:p>
                </text:list-item>
                <text:list-item>
                  <text:p text:style-name="P127"><text:span text:style-name="T2">Umbrales de negocio (ej. </text:span><text:span text:style-name="Source_20_Text"><text:span text:style-name="T4">UMBRAL_PROFUNDIDAD_MINIMA_MM</text:span></text:span><text:span text:style-name="T2">).</text:span></text:p>
                </text:list-item>
                <text:list-item>
                  <text:p text:style-name="P127"><text:span text:style-name="T2">Orígenes CORS permitidos (</text:span><text:span text:style-name="Source_20_Text"><text:span text:style-name="T4">BACKEND_CORS_ORIGINS</text:span></text:span><text:span text:style-name="T2">).</text:span></text:p>
                </text:list-item>
              </text:list>
            </text:list-item>
          </text:list>
        </text:list-item>
        <text:list-item>
          <text:p text:style-name="P127"><text:span text:style-name="Strong_20_Emphasis"><text:span text:style-name="T1">3.2 Gestión de Base de Datos:</text:span></text:span></text:p>
          <text:list>
            <text:list-item>
              <text:p text:style-name="P127"><text:span text:style-name="Strong_20_Emphasis"><text:span text:style-name="Source_20_Text"><text:span text:style-name="T4">database.py</text:span></text:span></text:span><text:span text:style-name="Strong_20_Emphasis"><text:span text:style-name="T1">:</text:span></text:span></text:p>
              <text:list>
                <text:list-item>
                  <text:p text:style-name="P127"><text:span text:style-name="T2">Contendrá la lógica para crear el motor de base de datos asíncrono (</text:span><text:span text:style-name="Source_20_Text"><text:span text:style-name="T4">create_async_engine</text:span></text:span><text:span text:style-name="T2">) usando la </text:span><text:span text:style-name="Source_20_Text"><text:span text:style-name="T4">DATABASE_URL</text:span></text:span><text:span text:style-name="T2"> de la configuración.</text:span></text:p>
                </text:list-item>
                <text:list-item>
                  <text:p text:style-name="P127"><text:span text:style-name="T2">Definirá el </text:span><text:span text:style-name="Source_20_Text"><text:span text:style-name="T4">async_session_maker</text:span></text:span><text:span text:style-name="T2"> para crear sesiones de base de datos.</text:span></text:p>
                </text:list-item>
                <text:list-item>
                  <text:p text:style-name="P127"><text:span text:style-name="T2">Incluirá la función </text:span><text:span text:style-name="Source_20_Text"><text:span text:style-name="T4">init_db()</text:span></text:span><text:span text:style-name="T2"> para crear todas las tablas definidas por los modelos SQLModel (usado principalmente para desarrollo y pruebas iniciales).</text:span></text:p>
                </text:list-item>
              </text:list>
            </text:list-item>
            <text:list-item>
              <text:p text:style-name="P127"><text:span text:style-name="Strong_20_Emphasis"><text:span text:style-name="Source_20_Text"><text:span text:style-name="T4">core/dependencies.py</text:span></text:span></text:span><text:span text:style-name="Strong_20_Emphasis"><text:span text:style-name="T1">:</text:span></text:span></text:p>
              <text:list>
                <text:list-item>
                  <text:p text:style-name="P127"><text:span text:style-name="T2">Definirá la dependencia </text:span><text:span text:style-name="Source_20_Text"><text:span text:style-name="T4">get_session() -&gt; AsyncGenerator[AsyncSession, None]</text:span></text:span><text:span text:style-name="T2"> que será usada por todos los endpoints y servicios para obtener una sesión de base de datos. Esta función utilizará el </text:span><text:span text:style-name="Source_20_Text"><text:span text:style-name="T4">async_session_maker</text:span></text:span><text:span text:style-name="T2"> de </text:span><text:span text:style-name="Source_20_Text"><text:span text:style-name="T4">database.py</text:span></text:span><text:span text:style-name="T2">.</text:span></text:p>
                </text:list-item>
                <text:list-item>
                  <text:p text:style-name="P127"><text:span text:style-name="T2">También definirá </text:span><text:span text:style-name="Source_20_Text"><text:span text:style-name="T4">oauth2_scheme = OAuth2PasswordBearer(...)</text:span></text:span><text:span text:style-name="T2"> para la autenticación.</text:span></text:p>
                </text:list-item>
              </text:list>
            </text:list-item>
          </text:list>
        </text:list-item>
        <text:list-item>
          <text:p text:style-name="P127"><text:span text:style-name="Strong_20_Emphasis"><text:span text:style-name="T1">3.3 Separación de Responsabilidades (Capas Lógicas):</text:span></text:span></text:p>
          <text:list>
            <text:list-item>
              <text:p text:style-name="P127"><text:span text:style-name="Strong_20_Emphasis"><text:span text:style-name="T1">Modelos (</text:span></text:span><text:span text:style-name="Strong_20_Emphasis"><text:span text:style-name="Source_20_Text"><text:span text:style-name="T4">models/</text:span></text:span></text:span><text:span text:style-name="Strong_20_Emphasis"><text:span text:style-name="T1">):</text:span></text:span></text:p>
              <text:list>
                <text:list-item>
                  <text:p text:style-name="P127"><text:span text:style-name="T2">Definirán la estructura de las tablas de la base de datos utilizando </text:span><text:span text:style-name="Source_20_Text"><text:span text:style-name="T4">SQLModel</text:span></text:span><text:span text:style-name="T2"> con </text:span><text:span text:style-name="Source_20_Text"><text:span text:style-name="T4">table=True</text:span></text:span><text:span text:style-name="T2">.</text:span></text:p>
                </text:list-item>
                <text:list-item>
                  <text:p text:style-name="P127"><text:span text:style-name="T2">Incluirán todos los campos, tipos de datos de columna SQLAlchemy (</text:span><text:span text:style-name="Source_20_Text"><text:span text:style-name="T4">Column</text:span></text:span><text:span text:style-name="T2">), claves primarias (</text:span><text:span text:style-name="Source_20_Text"><text:span text:style-name="T4">primary_key=True</text:span></text:span><text:span text:style-name="T2">), claves foráneas (</text:span><text:span text:style-name="Source_20_Text"><text:span text:style-name="T4">foreign_key="tabla.campo"</text:span></text:span><text:span text:style-name="T2">), índices (</text:span><text:span text:style-name="Source_20_Text"><text:span text:style-name="T4">index=True</text:span></text:span><text:span text:style-name="T2">), y constraints (</text:span><text:span text:style-name="Source_20_Text"><text:span text:style-name="T4">unique=True</text:span></text:span><text:span text:style-name="T2">, </text:span><text:span text:style-name="Source_20_Text"><text:span text:style-name="T4">nullable=False</text:span></text:span><text:span text:style-name="T2">).</text:span></text:p>
                </text:list-item>
                <text:list-item>
                  <text:p text:style-name="P127"><text:span text:style-name="T2">Definirán las relaciones entre tablas usando </text:span><text:span text:style-name="Source_20_Text"><text:span text:style-name="T4">Relationship</text:span></text:span><text:span text:style-name="T2"> de SQLModel, especificando </text:span><text:span text:style-name="Source_20_Text"><text:span text:style-name="T4">back_populates</text:span></text:span><text:span text:style-name="T2"> para relaciones bidireccionales.</text:span></text:p>
                </text:list-item>
                <text:list-item>
                  <text:p text:style-name="P127"><text:span text:style-name="T2">Ejemplos: </text:span><text:span text:style-name="Source_20_Text"><text:span text:style-name="T4">usuario.py</text:span></text:span><text:span text:style-name="T2">, </text:span><text:span text:style-name="Source_20_Text"><text:span text:style-name="T4">neumatico.py</text:span></text:span><text:span text:style-name="T2">, </text:span><text:span text:style-name="Source_20_Text"><text:span text:style-name="T4">evento_neumatico.py</text:span></text:span><text:span text:style-name="T2">, </text:span><text:span text:style-name="Source_20_Text"><text:span text:style-name="T4">vehiculo.py</text:span></text:span><text:span text:style-name="T2">, etc.</text:span></text:p>
                </text:list-item>
                <text:list-item>
                  <text:p text:style-name="P127"><text:span text:style-name="T2">Se podrá crear un </text:span><text:span text:style-name="Source_20_Text"><text:span text:style-name="T4">models/common.py</text:span></text:span><text:span text:style-name="T2"> para elementos comunes a varios modelos, como clases base de auditoría (</text:span><text:span text:style-name="Source_20_Text"><text:span text:style-name="T4">TimestampModel</text:span></text:span><text:span text:style-name="T2">) o tipos de columna reutilizables (</text:span><text:span text:style-name="Source_20_Text"><text:span text:style-name="T4">TimestampTZ</text:span></text:span><text:span text:style-name="T2">).</text:span></text:p>
                </text:list-item>
              </text:list>
            </text:list-item>
            <text:list-item>
              <text:p text:style-name="P127"><text:span text:style-name="Strong_20_Emphasis"><text:span text:style-name="T1">Schemas (</text:span></text:span><text:span text:style-name="Strong_20_Emphasis"><text:span text:style-name="Source_20_Text"><text:span text:style-name="T4">schemas/</text:span></text:span></text:span><text:span text:style-name="Strong_20_Emphasis"><text:span text:style-name="T1">):</text:span></text:span></text:p>
              <text:list>
                <text:list-item>
                  <text:p text:style-name="P127"><text:soft-page-break/><text:span text:style-name="T2">Definirán la forma de los datos para las peticiones (entrada) y respuestas (salida) de la API, usando </text:span><text:span text:style-name="Source_20_Text"><text:span text:style-name="T4">SQLModel</text:span></text:span><text:span text:style-name="T2"> (sin </text:span><text:span text:style-name="Source_20_Text"><text:span text:style-name="T4">table=True</text:span></text:span><text:span text:style-name="T2">) o </text:span><text:span text:style-name="Source_20_Text"><text:span text:style-name="T4">pydantic.BaseModel</text:span></text:span><text:span text:style-name="T2">.</text:span></text:p>
                </text:list-item>
                <text:list-item>
                  <text:p text:style-name="P87">Incluirán validaciones de datos a nivel de API.</text:p>
                </text:list-item>
                <text:list-item>
                  <text:p text:style-name="P87">Se recomienda una estructura común para cada entidad principal:</text:p>
                  <text:list>
                    <text:list-item>
                      <text:p text:style-name="P127"><text:span text:style-name="Source_20_Text"><text:span text:style-name="T4">SchemaBase</text:span></text:span><text:span text:style-name="T2">: Campos comunes.</text:span></text:p>
                    </text:list-item>
                    <text:list-item>
                      <text:p text:style-name="P127"><text:span text:style-name="Source_20_Text"><text:span text:style-name="T4">SchemaCreate(SchemaBase)</text:span></text:span><text:span text:style-name="T2">: Campos requeridos para la creación, incluyendo aquellos que no se devuelven (ej. </text:span><text:span text:style-name="Source_20_Text"><text:span text:style-name="T4">password</text:span></text:span><text:span text:style-name="T2">).</text:span></text:p>
                    </text:list-item>
                    <text:list-item>
                      <text:p text:style-name="P127"><text:span text:style-name="Source_20_Text"><text:span text:style-name="T4">SchemaUpdate(SQLModel)</text:span></text:span><text:span text:style-name="T2">: Campos opcionales para la actualización.</text:span></text:p>
                    </text:list-item>
                    <text:list-item>
                      <text:p text:style-name="P127"><text:span text:style-name="Source_20_Text"><text:span text:style-name="T4">SchemaRead(SchemaBase)</text:span></text:span><text:span text:style-name="T2">: Campos que se devuelven en las respuestas, incluyendo IDs y campos de auditoría. Puede incluir schemas anidados para relaciones.</text:span></text:p>
                    </text:list-item>
                  </text:list>
                </text:list-item>
                <text:list-item>
                  <text:p text:style-name="P127"><text:span text:style-name="Source_20_Text"><text:span text:style-name="T4">schemas/common.py</text:span></text:span><text:span text:style-name="T2">: Contendrá definiciones de Enums (</text:span><text:span text:style-name="Source_20_Text"><text:span text:style-name="T4">EstadoNeumaticoEnum</text:span></text:span><text:span text:style-name="T2">, </text:span><text:span text:style-name="Source_20_Text"><text:span text:style-name="T4">TipoEventoNeumaticoEnum</text:span></text:span><text:span text:style-name="T2">, etc.) y schemas genéricos como </text:span><text:span text:style-name="Source_20_Text"><text:span text:style-name="T4">Mensaje</text:span></text:span><text:span text:style-name="T2"> o </text:span><text:span text:style-name="Source_20_Text"><text:span text:style-name="T4">PaginatedResponse</text:span></text:span><text:span text:style-name="T2">.</text:span></text:p>
                </text:list-item>
                <text:list-item>
                  <text:p text:style-name="P127"><text:span text:style-name="T2">Las importaciones entre schemas deben ser relativas (ej. </text:span><text:span text:style-name="Source_20_Text"><text:span text:style-name="T4">from .common import ...</text:span></text:span><text:span text:style-name="T2">) si están en el mismo paquete </text:span><text:span text:style-name="Source_20_Text"><text:span text:style-name="T4">schemas</text:span></text:span><text:span text:style-name="T2">.</text:span></text:p>
                </text:list-item>
              </text:list>
            </text:list-item>
            <text:list-item>
              <text:p text:style-name="P127"><text:span text:style-name="Strong_20_Emphasis"><text:span text:style-name="T1">CRUD (</text:span></text:span><text:span text:style-name="Strong_20_Emphasis"><text:span text:style-name="Source_20_Text"><text:span text:style-name="T4">crud/</text:span></text:span></text:span><text:span text:style-name="Strong_20_Emphasis"><text:span text:style-name="T1">):</text:span></text:span></text:p>
              <text:list>
                <text:list-item>
                  <text:p text:style-name="P87">Contendrán funciones que realizan las operaciones directas y reutilizables de base de datos (Crear, Leer, Actualizar, Eliminar) para cada modelo.</text:p>
                </text:list-item>
                <text:list-item>
                  <text:p text:style-name="P127"><text:span text:style-name="T2">Serán funciones asíncronas que aceptan una </text:span><text:span text:style-name="Source_20_Text"><text:span text:style-name="T4">AsyncSession</text:span></text:span><text:span text:style-name="T2"> y los datos necesarios (usualmente un schema </text:span><text:span text:style-name="Source_20_Text"><text:span text:style-name="T4">Create</text:span></text:span><text:span text:style-name="T2"> o </text:span><text:span text:style-name="Source_20_Text"><text:span text:style-name="T4">Update</text:span></text:span><text:span text:style-name="T2">, o IDs para leer/eliminar).</text:span></text:p>
                </text:list-item>
                <text:list-item>
                  <text:p text:style-name="P127"><text:span text:style-name="T2">Ejemplos: </text:span><text:span text:style-name="Source_20_Text"><text:span text:style-name="T4">crud_user.py</text:span></text:span><text:span text:style-name="T2"> (con </text:span><text:span text:style-name="Source_20_Text"><text:span text:style-name="T4">get_by_username</text:span></text:span><text:span text:style-name="T2">, </text:span><text:span text:style-name="Source_20_Text"><text:span text:style-name="T4">create_user</text:span></text:span><text:span text:style-name="T2">), </text:span><text:span text:style-name="Source_20_Text"><text:span text:style-name="T4">crud_neumatico.py</text:span></text:span><text:span text:style-name="T2">.</text:span></text:p>
                </text:list-item>
                <text:list-item>
                  <text:p text:style-name="P127"><text:span text:style-name="T2">Esta capa es llamada </text:span><text:span text:style-name="Emphasis"><text:span text:style-name="T2">únicamente</text:span></text:span><text:span text:style-name="T2"> por la capa de Servicios. No debe ser llamada directamente desde los Routers.</text:span></text:p>
                </text:list-item>
              </text:list>
            </text:list-item>
            <text:list-item>
              <text:p text:style-name="P127"><text:span text:style-name="Strong_20_Emphasis"><text:span text:style-name="T1">Servicios (</text:span></text:span><text:span text:style-name="Strong_20_Emphasis"><text:span text:style-name="Source_20_Text"><text:span text:style-name="T4">services/</text:span></text:span></text:span><text:span text:style-name="Strong_20_Emphasis"><text:span text:style-name="T1">):</text:span></text:span></text:p>
              <text:list>
                <text:list-item>
                  <text:p text:style-name="P87">Contendrán la lógica de negocio principal y la orquestación de operaciones.</text:p>
                </text:list-item>
                <text:list-item>
                  <text:p text:style-name="P127"><text:span text:style-name="T2">Serán clases (ej. </text:span><text:span text:style-name="Source_20_Text"><text:span text:style-name="T4">NeumaticoService</text:span></text:span><text:span text:style-name="T2">, </text:span><text:span text:style-name="Source_20_Text"><text:span text:style-name="T4">AlertService</text:span></text:span><text:span text:style-name="T2">) que reciben una </text:span><text:span text:style-name="Source_20_Text"><text:span text:style-name="T4">AsyncSession</text:span></text:span><text:span text:style-name="T2"> en su constructor (inyectada).</text:span></text:p>
                </text:list-item>
                <text:list-item>
                  <text:p text:style-name="P87">Llamarán a las funciones CRUD para interactuar con la base de datos.</text:p>
                </text:list-item>
                <text:list-item>
                  <text:p text:style-name="P87">Implementarán reglas de negocio complejas, validaciones que involucren múltiples entidades o estados.</text:p>
                </text:list-item>
                <text:list-item>
                  <text:p text:style-name="P87">Pueden llamar a otros servicios si es necesario.</text:p>
                </text:list-item>
                <text:list-item>
                  <text:p text:style-name="P87">Manejarán la lógica específica de cada tipo de evento de neumático.</text:p>
                </text:list-item>
                <text:list-item>
                  <text:p text:style-name="P127"><text:span text:style-name="T2">Lanzarán excepciones personalizadas (ej. </text:span><text:span text:style-name="Source_20_Text"><text:span text:style-name="T4">InvalidOperationError</text:span></text:span><text:span text:style-name="T2">, </text:span><text:span text:style-name="Source_20_Text"><text:span text:style-name="T4">InsufficientDataError</text:span></text:span><text:span text:style-name="T2">) que luego pueden ser manejadas en los routers.</text:span></text:p>
                </text:list-item>
              </text:list>
            </text:list-item>
            <text:list-item>
              <text:p text:style-name="P127"><text:span text:style-name="Strong_20_Emphasis"><text:span text:style-name="T1">Routers (</text:span></text:span><text:span text:style-name="Strong_20_Emphasis"><text:span text:style-name="Source_20_Text"><text:span text:style-name="T4">routers/</text:span></text:span></text:span><text:span text:style-name="Strong_20_Emphasis"><text:span text:style-name="T1">):</text:span></text:span></text:p>
              <text:list>
                <text:list-item>
                  <text:p text:style-name="P127"><text:span text:style-name="T2">Definirán los endpoints de la API usando </text:span><text:span text:style-name="Source_20_Text"><text:span text:style-name="T4">APIRouter</text:span></text:span><text:span text:style-name="T2"> de FastAPI.</text:span></text:p>
                </text:list-item>
                <text:list-item>
                  <text:p text:style-name="P127"><text:soft-page-break/><text:span text:style-name="T2">Usarán </text:span><text:span text:style-name="Source_20_Text"><text:span text:style-name="T4">Depends</text:span></text:span><text:span text:style-name="T2"> para inyectar la sesión de BD (</text:span><text:span text:style-name="Source_20_Text"><text:span text:style-name="T4">get_session</text:span></text:span><text:span text:style-name="T2">), el usuario actual (</text:span><text:span text:style-name="Source_20_Text"><text:span text:style-name="T4">get_current_active_user</text:span></text:span><text:span text:style-name="T2">), y los servicios necesarios.</text:span></text:p>
                </text:list-item>
                <text:list-item>
                  <text:p text:style-name="P127"><text:span text:style-name="T2">Validarán los datos de entrada usando los schemas </text:span><text:span text:style-name="Source_20_Text"><text:span text:style-name="T4">Create</text:span></text:span><text:span text:style-name="T2"> o </text:span><text:span text:style-name="Source_20_Text"><text:span text:style-name="T4">Update</text:span></text:span><text:span text:style-name="T2"> en los parámetros de las funciones de ruta.</text:span></text:p>
                </text:list-item>
                <text:list-item>
                  <text:p text:style-name="P87">Llamarán a los métodos de la capa de Servicios para ejecutar la lógica de negocio.</text:p>
                </text:list-item>
                <text:list-item>
                  <text:p text:style-name="P127"><text:span text:style-name="T2">Formatearán las respuestas usando los schemas </text:span><text:span text:style-name="Source_20_Text"><text:span text:style-name="T4">Read</text:span></text:span><text:span text:style-name="T2">.</text:span></text:p>
                </text:list-item>
                <text:list-item>
                  <text:p text:style-name="P127"><text:span text:style-name="T2">Manejarán las excepciones lanzadas por los servicios y las convertirán en respuestas HTTP apropiadas (ej. </text:span><text:span text:style-name="Source_20_Text"><text:span text:style-name="T4">HTTPException</text:span></text:span><text:span text:style-name="T2">).</text:span></text:p>
                </text:list-item>
              </text:list>
            </text:list-item>
          </text:list>
        </text:list-item>
        <text:list-item>
          <text:p text:style-name="P127"><text:span text:style-name="Strong_20_Emphasis"><text:span text:style-name="T1">3.4 Manejo de Importaciones:</text:span></text:span></text:p>
          <text:list>
            <text:list-item>
              <text:p text:style-name="P127"><text:span text:style-name="T2">Se debe prestar especial atención a las rutas de importación para evitar </text:span><text:span text:style-name="Source_20_Text"><text:span text:style-name="T4">ImportError</text:span></text:span><text:span text:style-name="T2"> y errores de "módulo no encontrado".</text:span></text:p>
            </text:list-item>
            <text:list-item>
              <text:p text:style-name="P127"><text:span text:style-name="T2">Para resolver importaciones circulares (ej. entre </text:span><text:span text:style-name="Source_20_Text"><text:span text:style-name="T4">models</text:span></text:span><text:span text:style-name="T2"> y </text:span><text:span text:style-name="Source_20_Text"><text:span text:style-name="T4">schemas</text:span></text:span><text:span text:style-name="T2"> si un modelo necesita un tipo de un schema y viceversa), la estrategia principal es mover las definiciones que causan el ciclo (especialmente Enums o tipos base simples) a un módulo más fundamental y neutral, como </text:span><text:span text:style-name="Source_20_Text"><text:span text:style-name="T4">schemas/common.py</text:span></text:span><text:span text:style-name="T2">.</text:span></text:p>
            </text:list-item>
            <text:list-item>
              <text:p text:style-name="P127"><text:span text:style-name="T2">Ambos módulos (</text:span><text:span text:style-name="Source_20_Text"><text:span text:style-name="T4">models/neumatico.py</text:span></text:span><text:span text:style-name="T2"> y </text:span><text:span text:style-name="Source_20_Text"><text:span text:style-name="T4">schemas/neumatico.py</text:span></text:span><text:span text:style-name="T2">, por ejemplo) importarían el Enum </text:span><text:span text:style-name="Source_20_Text"><text:span text:style-name="T4">EstadoNeumaticoEnum</text:span></text:span><text:span text:style-name="T2"> desde </text:span><text:span text:style-name="Source_20_Text"><text:span text:style-name="T4">schemas.common.py</text:span></text:span><text:span text:style-name="T2">.</text:span></text:p>
            </text:list-item>
            <text:list-item>
              <text:p text:style-name="P87">Evitar la redefinición de la misma clase o Enum en múltiples archivos.</text:p>
            </text:list-item>
          </text:list>
        </text:list-item>
      </text:list>
      <text:h text:style-name="P2" text:outline-level="3">4. Requerimientos Funcionales (Detallados)</text:h>
      <text:h text:style-name="P9" text:outline-level="4">4.1 Gestión de Catálogos Base</text:h>
      <text:list text:style-name="L6">
        <text:list-item>
          <text:p text:style-name="P174"><text:span text:style-name="Strong_20_Emphasis"><text:span text:style-name="T1">RF30-RF34: Tipos de Vehículo</text:span></text:span><text:span text:style-name="T2"> (Mantener como en el original, asegurando que </text:span><text:span text:style-name="Source_20_Text"><text:span text:style-name="T4">TipoVehiculoCreate</text:span></text:span><text:span text:style-name="T2"> y </text:span><text:span text:style-name="Source_20_Text"><text:span text:style-name="T4">TipoVehiculoUpdate</text:span></text:span><text:span text:style-name="T2"> se usen para la entrada y </text:span><text:span text:style-name="Source_20_Text"><text:span text:style-name="T4">TipoVehiculoRead</text:span></text:span><text:span text:style-name="T2"> para la salida. La desactivación es soft delete).</text:span></text:p>
        </text:list-item>
        <text:list-item>
          <text:p text:style-name="P174"><text:span text:style-name="Strong_20_Emphasis"><text:span text:style-name="T1">RF35: Gestionar Fabricantes de Neumáticos</text:span></text:span><text:span text:style-name="T2"> (CRUD completo para </text:span><text:span text:style-name="Source_20_Text"><text:span text:style-name="T4">FabricanteNeumatico</text:span></text:span><text:span text:style-name="T2">. Usar schemas </text:span><text:span text:style-name="Source_20_Text"><text:span text:style-name="T4">FabricanteNeumaticoCreate</text:span></text:span><text:span text:style-name="T2">, </text:span><text:span text:style-name="Source_20_Text"><text:span text:style-name="T4">Read</text:span></text:span><text:span text:style-name="T2">, </text:span><text:span text:style-name="Source_20_Text"><text:span text:style-name="T4">Update</text:span></text:span><text:span text:style-name="T2">. </text:span><text:span text:style-name="Source_20_Text"><text:span text:style-name="T4">nombre</text:span></text:span><text:span text:style-name="T2"> y </text:span><text:span text:style-name="Source_20_Text"><text:span text:style-name="T4">codigo_abreviado</text:span></text:span><text:span text:style-name="T2"> deben ser únicos. Soft delete).</text:span></text:p>
        </text:list-item>
        <text:list-item>
          <text:p text:style-name="P174"><text:span text:style-name="Strong_20_Emphasis"><text:span text:style-name="T1">RF36: Gestionar Modelos de Neumáticos</text:span></text:span><text:span text:style-name="T2"> (CRUD completo para </text:span><text:span text:style-name="Source_20_Text"><text:span text:style-name="T4">ModeloNeumatico</text:span></text:span><text:span text:style-name="T2">. Usar schemas. Campos obligatorios: </text:span><text:span text:style-name="Source_20_Text"><text:span text:style-name="T4">fabricante_id</text:span></text:span><text:span text:style-name="T2">, </text:span><text:span text:style-name="Source_20_Text"><text:span text:style-name="T4">nombre_modelo</text:span></text:span><text:span text:style-name="T2">, </text:span><text:span text:style-name="Source_20_Text"><text:span text:style-name="T4">medida</text:span></text:span><text:span text:style-name="T2">, </text:span><text:span text:style-name="Source_20_Text"><text:span text:style-name="T4">profundidad_original_mm</text:span></text:span><text:span text:style-name="T2">. Otros campos como </text:span><text:span text:style-name="Source_20_Text"><text:span text:style-name="T4">tipo_neumatico</text:span></text:span><text:span text:style-name="T2">, </text:span><text:span text:style-name="Source_20_Text"><text:span text:style-name="T4">diametro_aro_r</text:span></text:span><text:span text:style-name="T2">, </text:span><text:span text:style-name="Source_20_Text"><text:span text:style-name="T4">ancho_mm</text:span></text:span><text:span text:style-name="T2">, </text:span><text:span text:style-name="Source_20_Text"><text:span text:style-name="T4">perfil_mm</text:span></text:span><text:span text:style-name="T2">, </text:span><text:span text:style-name="Source_20_Text"><text:span text:style-name="T4">indice_carga</text:span></text:span><text:span text:style-name="T2">, </text:span><text:span text:style-name="Source_20_Text"><text:span text:style-name="T4">indice_velocidad</text:span></text:span><text:span text:style-name="T2">, </text:span><text:span text:style-name="Source_20_Text"><text:span text:style-name="T4">presion_recomendada_psi</text:span></text:span><text:span text:style-name="T2">, </text:span><text:span text:style-name="Source_20_Text"><text:span text:style-name="T4">permite_reencauche</text:span></text:span><text:span text:style-name="T2">, </text:span><text:span text:style-name="Source_20_Text"><text:span text:style-name="T4">reencauches_maximos</text:span></text:span><text:span text:style-name="T2">, </text:span><text:span text:style-name="Source_20_Text"><text:span text:style-name="T4">patron_dibujo</text:span></text:span><text:span text:style-name="T2">, </text:span><text:span text:style-name="Source_20_Text"><text:span text:style-name="T4">tipo_servicio</text:span></text:span><text:span text:style-name="T2"> deben ser validados. Soft delete).</text:span></text:p>
        </text:list-item>
        <text:list-item>
          <text:p text:style-name="P174"><text:span text:style-name="Strong_20_Emphasis"><text:span text:style-name="T1">RF37: Gestionar Proveedores</text:span></text:span><text:span text:style-name="T2"> (CRUD completo para </text:span><text:span text:style-name="Source_20_Text"><text:span text:style-name="T4">Proveedor</text:span></text:span><text:span text:style-name="T2">. Usar schemas. </text:span><text:span text:style-name="Source_20_Text"><text:span text:style-name="T4">tipo</text:span></text:span><text:span text:style-name="T2"> debe usar </text:span><text:span text:style-name="Source_20_Text"><text:span text:style-name="T4">TipoProveedorEnum</text:span></text:span><text:span text:style-name="T2">. </text:span><text:span text:style-name="Source_20_Text"><text:span text:style-name="T4">rfc</text:span></text:span><text:span text:style-name="T2"> y </text:span><text:span text:style-name="Source_20_Text"><text:span text:style-name="T4">nombre</text:span></text:span><text:span text:style-name="T2"> podrían ser únicos. Soft delete).</text:span></text:p>
        </text:list-item>
        <text:list-item>
          <text:p text:style-name="P174"><text:span text:style-name="Strong_20_Emphasis"><text:span text:style-name="T1">RF38: Gestionar Motivos de Desecho</text:span></text:span><text:span text:style-name="T2"> (CRUD completo para </text:span><text:span text:style-name="Source_20_Text"><text:span text:style-name="T4">MotivoDesecho</text:span></text:span><text:span text:style-name="T2">. Usar schemas. </text:span><text:span text:style-name="Source_20_Text"><text:span text:style-name="T4">codigo</text:span></text:span><text:span text:style-name="T2"> debe ser único. Soft delete).</text:span></text:p>
        </text:list-item>
        <text:list-item>
          <text:p text:style-name="P174"><text:soft-page-break/><text:span text:style-name="Strong_20_Emphasis"><text:span text:style-name="T1">RF57: Gestionar Almacenes/Ubicaciones Físicas</text:span></text:span><text:span text:style-name="T2"> (CRUD completo para </text:span><text:span text:style-name="Source_20_Text"><text:span text:style-name="T4">Almacen</text:span></text:span><text:span text:style-name="T2">. Usar schemas. </text:span><text:span text:style-name="Source_20_Text"><text:span text:style-name="T4">codigo</text:span></text:span><text:span text:style-name="T2"> y </text:span><text:span text:style-name="Source_20_Text"><text:span text:style-name="T4">nombre</text:span></text:span><text:span text:style-name="T2"> deben ser únicos. Soft delete. Validar si se puede desactivar un almacén con neumáticos).</text:span></text:p>
        </text:list-item>
        <text:list-item>
          <text:p text:style-name="P174"><text:span text:style-name="Strong_20_Emphasis"><text:span text:style-name="T1">RF58: Gestionar Parámetros de Inventario</text:span></text:span><text:span text:style-name="T2"> (CRUD completo para </text:span><text:span text:style-name="Source_20_Text"><text:span text:style-name="T4">ParametroInventario</text:span></text:span><text:span text:style-name="T2">. Usar schemas. </text:span><text:span text:style-name="Source_20_Text"><text:span text:style-name="T4">tipo_parametro</text:span></text:span><text:span text:style-name="T2"> usa </text:span><text:span text:style-name="Source_20_Text"><text:span text:style-name="T4">TipoParametroEnum</text:span></text:span><text:span text:style-name="T2">. La combinación (</text:span><text:span text:style-name="Source_20_Text"><text:span text:style-name="T4">tipo_parametro</text:span></text:span><text:span text:style-name="T2">, </text:span><text:span text:style-name="Source_20_Text"><text:span text:style-name="T4">modelo_id</text:span></text:span><text:span text:style-name="T2">, </text:span><text:span text:style-name="Source_20_Text"><text:span text:style-name="T4">almacen_id</text:span></text:span><text:span text:style-name="T2">) debe ser única. </text:span><text:span text:style-name="Source_20_Text"><text:span text:style-name="T4">almacen_id</text:span></text:span><text:span text:style-name="T2"> es opcional para parámetros generales del modelo. Estos parámetros (ej. </text:span><text:span text:style-name="Source_20_Text"><text:span text:style-name="T4">PROFUNDIDAD_MINIMA</text:span></text:span><text:span text:style-name="T2">) serán usados por </text:span><text:span text:style-name="Source_20_Text"><text:span text:style-name="T4">AlertService</text:span></text:span><text:span text:style-name="T2">).</text:span></text:p>
        </text:list-item>
      </text:list>
      <text:h text:style-name="P9" text:outline-level="4">4.2 Configuración de Vehículos y Posiciones</text:h>
      <text:list text:style-name="L7">
        <text:list-item>
          <text:p text:style-name="P181"><text:span text:style-name="Strong_20_Emphasis"><text:span text:style-name="T1">RF21: Definir Configuración de Ejes por Tipo de Vehículo (</text:span></text:span><text:span text:style-name="Strong_20_Emphasis"><text:span text:style-name="Source_20_Text"><text:span text:style-name="T4">ConfiguracionEje</text:span></text:span></text:span><text:span text:style-name="Strong_20_Emphasis"><text:span text:style-name="T1">)</text:span></text:span><text:span text:style-name="T2">: CRUD completo. Asociado a </text:span><text:span text:style-name="Source_20_Text"><text:span text:style-name="T4">TipoVehiculo</text:span></text:span><text:span text:style-name="T2">. Incluye: </text:span><text:span text:style-name="Source_20_Text"><text:span text:style-name="T4">numero_eje</text:span></text:span><text:span text:style-name="T2">, </text:span><text:span text:style-name="Source_20_Text"><text:span text:style-name="T4">nombre_eje</text:span></text:span><text:span text:style-name="T2">, </text:span><text:span text:style-name="Source_20_Text"><text:span text:style-name="T4">tipo_eje (TipoEjeEnum)</text:span></text:span><text:span text:style-name="T2">, </text:span><text:span text:style-name="Source_20_Text"><text:span text:style-name="T4">numero_posiciones</text:span></text:span><text:span text:style-name="T2">, </text:span><text:span text:style-name="Source_20_Text"><text:span text:style-name="T4">neumaticos_por_posicion</text:span></text:span><text:span text:style-name="T2">, </text:span><text:span text:style-name="Source_20_Text"><text:span text:style-name="T4">posiciones_duales (bool)</text:span></text:span><text:span text:style-name="T2">, </text:span><text:span text:style-name="Source_20_Text"><text:span text:style-name="T4">permite_reencauchados (bool)</text:span></text:span><text:span text:style-name="T2">.</text:span></text:p>
        </text:list-item>
        <text:list-item>
          <text:p text:style-name="P181"><text:span text:style-name="Strong_20_Emphasis"><text:span text:style-name="T1">RF23: Definir Posiciones de Montaje por Eje (</text:span></text:span><text:span text:style-name="Strong_20_Emphasis"><text:span text:style-name="Source_20_Text"><text:span text:style-name="T4">PosicionNeumatico</text:span></text:span></text:span><text:span text:style-name="Strong_20_Emphasis"><text:span text:style-name="T1">)</text:span></text:span><text:span text:style-name="T2">: CRUD completo. Asociado a </text:span><text:span text:style-name="Source_20_Text"><text:span text:style-name="T4">ConfiguracionEje</text:span></text:span><text:span text:style-name="T2">. Incluye: </text:span><text:span text:style-name="Source_20_Text"><text:span text:style-name="T4">codigo_posicion</text:span></text:span><text:span text:style-name="T2"> (único dentro del tipo de vehículo/configuración de eje), </text:span><text:span text:style-name="Source_20_Text"><text:span text:style-name="T4">lado (LadoVehiculoEnum)</text:span></text:span><text:span text:style-name="T2">, </text:span><text:span text:style-name="Source_20_Text"><text:span text:style-name="T4">posicion_relativa</text:span></text:span><text:span text:style-name="T2"> (ej. 1, 2 para duales), </text:span><text:span text:style-name="Source_20_Text"><text:span text:style-name="T4">es_interna (bool)</text:span></text:span><text:span text:style-name="T2">, </text:span><text:span text:style-name="Source_20_Text"><text:span text:style-name="T4">es_direccion (bool)</text:span></text:span><text:span text:style-name="T2">, </text:span><text:span text:style-name="Source_20_Text"><text:span text:style-name="T4">es_traccion (bool)</text:span></text:span><text:span text:style-name="T2">.</text:span></text:p>
        </text:list-item>
        <text:list-item>
          <text:p text:style-name="P181"><text:span text:style-name="Strong_20_Emphasis"><text:span text:style-name="T1">RF39: Validación de Posición en Asignación</text:span></text:span><text:span text:style-name="T2">: Al registrar un evento de </text:span><text:span text:style-name="Source_20_Text"><text:span text:style-name="T4">INSTALACION</text:span></text:span><text:span text:style-name="T2">, el </text:span><text:span text:style-name="Source_20_Text"><text:span text:style-name="T4">NeumaticoService</text:span></text:span><text:span text:style-name="T2"> debe validar que la </text:span><text:span text:style-name="Source_20_Text"><text:span text:style-name="T4">posicion_montaje_id</text:span></text:span><text:span text:style-name="T2"> sea compatible con el </text:span><text:span text:style-name="Source_20_Text"><text:span text:style-name="T4">vehiculo_id</text:span></text:span><text:span text:style-name="T2"> (a través de su </text:span><text:span text:style-name="Source_20_Text"><text:span text:style-name="T4">tipo_vehiculo_id</text:span></text:span><text:span text:style-name="T2"> y las </text:span><text:span text:style-name="Source_20_Text"><text:span text:style-name="T4">ConfiguracionEje</text:span></text:span><text:span text:style-name="T2"> y </text:span><text:span text:style-name="Source_20_Text"><text:span text:style-name="T4">PosicionNeumatico</text:span></text:span><text:span text:style-name="T2"> asociadas).</text:span></text:p>
        </text:list-item>
      </text:list>
      <text:h text:style-name="P9" text:outline-level="4">4.3 Gestión de Neumáticos (Ciclo de Vida Individual)</text:h>
      <text:list text:style-name="L8">
        <text:list-item>
          <text:p text:style-name="P184"><text:span text:style-name="Strong_20_Emphasis"><text:span text:style-name="T1">RF01 (Reemplazado por Evento de Compra):</text:span></text:span><text:span text:style-name="T2"> La creación de neumáticos se maneja a través del evento </text:span><text:span text:style-name="Source_20_Text"><text:span text:style-name="T4">COMPRA</text:span></text:span><text:span text:style-name="T2"> (ver RF_EVENTO_01).</text:span></text:p>
        </text:list-item>
        <text:list-item>
          <text:p text:style-name="P184"><text:span text:style-name="Strong_20_Emphasis"><text:span text:style-name="T1">RF02: Consultar Neumático:</text:span></text:span></text:p>
          <text:list>
            <text:list-item>
              <text:p text:style-name="P184"><text:span text:style-name="T2">Endpoint </text:span><text:span text:style-name="Source_20_Text"><text:span text:style-name="T4">GET /neumaticos/{neumatico_id}</text:span></text:span><text:span text:style-name="T2">.</text:span></text:p>
            </text:list-item>
            <text:list-item>
              <text:p text:style-name="P184"><text:span text:style-name="T2">Debe devolver </text:span><text:span text:style-name="Source_20_Text"><text:span text:style-name="T4">NeumaticoRead</text:span></text:span><text:span text:style-name="T2"> que incluya datos del neumático, su modelo (marca, medida, etc.), estado actual, ubicación actual (almacén o vehículo/posición con detalles), </text:span><text:span text:style-name="Source_20_Text"><text:span text:style-name="T4">kilometraje_acumulado</text:span></text:span><text:span text:style-name="T2">, </text:span><text:span text:style-name="Source_20_Text"><text:span text:style-name="T4">vida_actual</text:span></text:span><text:span text:style-name="T2">, </text:span><text:span text:style-name="Source_20_Text"><text:span text:style-name="T4">reencauches_realizados</text:span></text:span><text:span text:style-name="T2">, </text:span><text:span text:style-name="Source_20_Text"><text:span text:style-name="T4">fecha_compra</text:span></text:span><text:span text:style-name="T2">, </text:span><text:span text:style-name="Source_20_Text"><text:span text:style-name="T4">costo_compra</text:span></text:span><text:span text:style-name="T2">.</text:span></text:p>
            </text:list-item>
            <text:list-item>
              <text:p text:style-name="P99">Opcionalmente, podría incluir un resumen de las últimas alertas activas o información del gemelo si está instalado en una posición dual.</text:p>
            </text:list-item>
          </text:list>
        </text:list-item>
        <text:list-item>
          <text:p text:style-name="P184"><text:span text:style-name="Strong_20_Emphasis"><text:span text:style-name="T1">RF03: Listar Neumáticos:</text:span></text:span></text:p>
          <text:list>
            <text:list-item>
              <text:p text:style-name="P184"><text:span text:style-name="T2">Endpoint </text:span><text:span text:style-name="Source_20_Text"><text:span text:style-name="T4">GET /neumaticos/</text:span></text:span><text:span text:style-name="T2">.</text:span></text:p>
            </text:list-item>
            <text:list-item>
              <text:p text:style-name="P184"><text:span text:style-name="T2">Debe permitir paginación (</text:span><text:span text:style-name="Source_20_Text"><text:span text:style-name="T4">skip</text:span></text:span><text:span text:style-name="T2">, </text:span><text:span text:style-name="Source_20_Text"><text:span text:style-name="T4">limit</text:span></text:span><text:span text:style-name="T2">).</text:span></text:p>
            </text:list-item>
            <text:list-item>
              <text:p text:style-name="P184"><text:span text:style-name="T2">Debe permitir filtros por: </text:span><text:span text:style-name="Source_20_Text"><text:span text:style-name="T4">estado_actual</text:span></text:span><text:span text:style-name="T2">, </text:span><text:span text:style-name="Source_20_Text"><text:span text:style-name="T4">modelo_id</text:span></text:span><text:span text:style-name="T2">, </text:span><text:span text:style-name="Source_20_Text"><text:span text:style-name="T4">marca_id</text:span></text:span><text:span text:style-name="T2">, </text:span><text:span text:style-name="Source_20_Text"><text:span text:style-name="T4">medida</text:span></text:span><text:span text:style-name="T2">, </text:span><text:span text:style-name="Source_20_Text"><text:span text:style-name="T4">ubicacion_almacen_id</text:span></text:span><text:span text:style-name="T2">, </text:span><text:span text:style-name="Source_20_Text"><text:span text:style-name="T4">ubicacion_actual_vehiculo_id</text:span></text:span><text:span text:style-name="T2">, </text:span><text:span text:style-name="Source_20_Text"><text:span text:style-name="T4">es_reencauchado</text:span></text:span><text:span text:style-name="T2">, rango de </text:span><text:span text:style-name="Source_20_Text"><text:span text:style-name="T4">fecha_compra</text:span></text:span><text:span text:style-name="T2">, etc.</text:span></text:p>
            </text:list-item>
            <text:list-item>
              <text:p text:style-name="P184"><text:span text:style-name="T2">Debe devolver una lista de </text:span><text:span text:style-name="Source_20_Text"><text:span text:style-name="T4">NeumaticoRead</text:span></text:span><text:span text:style-name="T2">.</text:span></text:p>
            </text:list-item>
          </text:list>
        </text:list-item>
        <text:list-item>
          <text:p text:style-name="P184"><text:soft-page-break/><text:span text:style-name="Strong_20_Emphasis"><text:span text:style-name="T1">RF04: Actualizar Neumático:</text:span></text:span></text:p>
          <text:list>
            <text:list-item>
              <text:p text:style-name="P184"><text:span text:style-name="T2">Endpoint </text:span><text:span text:style-name="Source_20_Text"><text:span text:style-name="T4">PUT /neumaticos/{neumatico_id}</text:span></text:span><text:span text:style-name="T2">.</text:span></text:p>
            </text:list-item>
            <text:list-item>
              <text:p text:style-name="P184"><text:span text:style-name="T2">Debe usar un schema </text:span><text:span text:style-name="Source_20_Text"><text:span text:style-name="T4">NeumaticoUpdate</text:span></text:span><text:span text:style-name="T2"> que permita modificar campos que no son gestionados por eventos (ej. corrección de </text:span><text:span text:style-name="Source_20_Text"><text:span text:style-name="T4">numero_serie</text:span></text:span><text:span text:style-name="T2"> si no hay eventos asociados, </text:span><text:span text:style-name="Source_20_Text"><text:span text:style-name="T4">dot</text:span></text:span><text:span text:style-name="T2"> si se ingresó mal inicialmente, notas generales del neumático).</text:span></text:p>
            </text:list-item>
            <text:list-item>
              <text:p text:style-name="P184"><text:span text:style-name="T2">El </text:span><text:span text:style-name="Source_20_Text"><text:span text:style-name="T4">NeumaticoService</text:span></text:span><text:span text:style-name="T2"> debe validar qué campos se pueden actualizar y en qué condiciones.</text:span></text:p>
            </text:list-item>
          </text:list>
        </text:list-item>
        <text:list-item>
          <text:p text:style-name="P184"><text:span text:style-name="Strong_20_Emphasis"><text:span text:style-name="T1">RF05 (Reemplazado por Evento de Desecho):</text:span></text:span><text:span text:style-name="T2"> El desecho se maneja a través del evento </text:span><text:span text:style-name="Source_20_Text"><text:span text:style-name="T4">DESECHO</text:span></text:span><text:span text:style-name="T2"> (ver RF_EVENTO_01).</text:span></text:p>
        </text:list-item>
      </text:list>
      <text:h text:style-name="P9" text:outline-level="4">4.4 Gestión de Vehículos</text:h>
      <text:list text:style-name="L9">
        <text:list-item>
          <text:p text:style-name="P198"><text:span text:style-name="T2">(Mantener RF06, RF07, RF08, RF09, RF40 como en el documento original. Asegurar que los endpoints usen schemas </text:span><text:span text:style-name="Source_20_Text"><text:span text:style-name="T4">Create</text:span></text:span><text:span text:style-name="T2">, </text:span><text:span text:style-name="Source_20_Text"><text:span text:style-name="T4">Read</text:span></text:span><text:span text:style-name="T2">, </text:span><text:span text:style-name="Source_20_Text"><text:span text:style-name="T4">Update</text:span></text:span><text:span text:style-name="T2"> apropiados y que la desactivación sea un soft delete).</text:span></text:p>
        </text:list-item>
      </text:list>
      <text:h text:style-name="P9" text:outline-level="4">4.5 Gestión de Eventos de Neumáticos (Centralizado y Estandarizado)</text:h>
      <text:list text:style-name="L10">
        <text:list-item>
          <text:p text:style-name="P199"><text:span text:style-name="Strong_20_Emphasis"><text:span text:style-name="T1">RF_EVENTO_01: Registrar Evento Genérico de Neumático:</text:span></text:span></text:p>
          <text:list>
            <text:list-item>
              <text:p text:style-name="P199"><text:span text:style-name="T2">Endpoint principal: </text:span><text:span text:style-name="Source_20_Text"><text:span text:style-name="T4">POST /neumaticos/eventos/</text:span></text:span><text:span text:style-name="T2">.</text:span></text:p>
            </text:list-item>
            <text:list-item>
              <text:p text:style-name="P199"><text:span text:style-name="Strong_20_Emphasis"><text:span text:style-name="T1">Schema de Entrada:</text:span></text:span><text:span text:style-name="T2"> </text:span><text:span text:style-name="Source_20_Text"><text:span text:style-name="T4">schemas.evento_neumatico.EventoNeumaticoCreate</text:span></text:span><text:span text:style-name="T2">. Este schema debe ser la única estructura para todos los tipos de eventos. Contendrá todos los campos posibles, muchos de ellos opcionales.</text:span></text:p>
              <text:list>
                <text:list-item>
                  <text:p text:style-name="P199"><text:span text:style-name="T2">Campos clave obligatorios para la mayoría de los eventos: </text:span><text:span text:style-name="Source_20_Text"><text:span text:style-name="T4">tipo_evento</text:span></text:span><text:span text:style-name="T2">, </text:span><text:span text:style-name="Source_20_Text"><text:span text:style-name="T4">fecha_evento</text:span></text:span><text:span text:style-name="T2">.</text:span></text:p>
                </text:list-item>
                <text:list-item>
                  <text:p text:style-name="P199"><text:span text:style-name="Source_20_Text"><text:span text:style-name="T4">neumatico_id</text:span></text:span><text:span text:style-name="T2"> es obligatorio excepto para </text:span><text:span text:style-name="Source_20_Text"><text:span text:style-name="T4">COMPRA</text:span></text:span><text:span text:style-name="T2">.</text:span></text:p>
                </text:list-item>
                <text:list-item>
                  <text:p text:style-name="P199"><text:span text:style-name="Strong_20_Emphasis"><text:span text:style-name="T1">Campos estandarizados (usar estos nombres en el payload y en el servicio):</text:span></text:span></text:p>
                  <text:list>
                    <text:list-item>
                      <text:p text:style-name="P199"><text:span text:style-name="Source_20_Text"><text:span text:style-name="T4">fecha_evento: datetime</text:span></text:span><text:span text:style-name="T2"> (UTC)</text:span></text:p>
                    </text:list-item>
                    <text:list-item>
                      <text:p text:style-name="P199"><text:span text:style-name="Source_20_Text"><text:span text:style-name="T4">kilometraje_vehiculo: Optional[float]</text:span></text:span></text:p>
                    </text:list-item>
                    <text:list-item>
                      <text:p text:style-name="P199"><text:span text:style-name="Source_20_Text"><text:span text:style-name="T4">profundidad_remanente: Optional[float]</text:span></text:span></text:p>
                    </text:list-item>
                    <text:list-item>
                      <text:p text:style-name="P199"><text:span text:style-name="Source_20_Text"><text:span text:style-name="T4">presion_psi: Optional[float]</text:span></text:span></text:p>
                    </text:list-item>
                    <text:list-item>
                      <text:p text:style-name="P199"><text:span text:style-name="Source_20_Text"><text:span text:style-name="T4">proveedor_id: Optional[uuid.UUID]</text:span></text:span><text:span text:style-name="T2"> (Para compra o proveedor de servicio externo)</text:span></text:p>
                    </text:list-item>
                    <text:list-item>
                      <text:p text:style-name="P199"><text:span text:style-name="Source_20_Text"><text:span text:style-name="T4">almacen_destino_id: Optional[uuid.UUID]</text:span></text:span></text:p>
                    </text:list-item>
                    <text:list-item>
                      <text:p text:style-name="P199"><text:span text:style-name="Source_20_Text"><text:span text:style-name="T4">posicion_montaje_id: Optional[uuid.UUID]</text:span></text:span></text:p>
                    </text:list-item>
                    <text:list-item>
                      <text:p text:style-name="P199"><text:span text:style-name="Source_20_Text"><text:span text:style-name="T4">motivo_desecho_id: Optional[uuid.UUID]</text:span></text:span></text:p>
                    </text:list-item>
                    <text:list-item>
                      <text:p text:style-name="P199"><text:span text:style-name="Source_20_Text"><text:span text:style-name="T4">estado_neumatico_resultante: Optional[EstadoNeumaticoEnum]</text:span></text:span></text:p>
                    </text:list-item>
                    <text:list-item>
                      <text:p text:style-name="P199"><text:span text:style-name="Source_20_Text"><text:span text:style-name="T4">costo_evento: Optional[float]</text:span></text:span><text:span text:style-name="T2"> (costo del servicio, no del neumático)</text:span></text:p>
                    </text:list-item>
                  </text:list>
                </text:list-item>
                <text:list-item>
                  <text:p text:style-name="P199"><text:span text:style-name="Strong_20_Emphasis"><text:span text:style-name="T1">Campos específicos para el evento de </text:span></text:span><text:span text:style-name="Strong_20_Emphasis"><text:span text:style-name="Source_20_Text"><text:span text:style-name="T4">COMPRA</text:span></text:span></text:span><text:span text:style-name="Strong_20_Emphasis"><text:span text:style-name="T1"> (usados para crear el </text:span></text:span><text:span text:style-name="Strong_20_Emphasis"><text:span text:style-name="Source_20_Text"><text:span text:style-name="T4">Neumatico</text:span></text:span></text:span><text:span text:style-name="Strong_20_Emphasis"><text:span text:style-name="T1">):</text:span></text:span></text:p>
                  <text:list>
                    <text:list-item>
                      <text:p text:style-name="P199"><text:span text:style-name="Source_20_Text"><text:span text:style-name="T4">numero_serie: str</text:span></text:span></text:p>
                    </text:list-item>
                    <text:list-item>
                      <text:p text:style-name="P199"><text:span text:style-name="Source_20_Text"><text:span text:style-name="T4">modelo_id: uuid.UUID</text:span></text:span></text:p>
                    </text:list-item>
                    <text:list-item>
                      <text:p text:style-name="P199"><text:span text:style-name="Source_20_Text"><text:span text:style-name="T4">marca_id: uuid.UUID</text:span></text:span><text:span text:style-name="T2"> (puede ser inferido por el servicio desde </text:span><text:span text:style-name="Source_20_Text"><text:span text:style-name="T4">modelo_id</text:span></text:span><text:span text:style-name="T2">)</text:span></text:p>
                    </text:list-item>
                    <text:list-item>
                      <text:p text:style-name="P199"><text:span text:style-name="Source_20_Text"><text:span text:style-name="T4">medida: str</text:span></text:span></text:p>
                    </text:list-item>
                    <text:list-item>
                      <text:p text:style-name="P199"><text:span text:style-name="Source_20_Text"><text:span text:style-name="T4">dot: str</text:span></text:span></text:p>
                    </text:list-item>
                    <text:list-item>
                      <text:p text:style-name="P199"><text:span text:style-name="Source_20_Text"><text:span text:style-name="T4">profundidad_inicial: float</text:span></text:span></text:p>
                    </text:list-item>
                    <text:list-item>
                      <text:p text:style-name="P199"><text:span text:style-name="Source_20_Text"><text:span text:style-name="T4">fecha_compra: Optional[date]</text:span></text:span><text:span text:style-name="T2"> (si es diferente de </text:span><text:span text:style-name="Source_20_Text"><text:span text:style-name="T4">fecha_evento</text:span></text:span><text:span text:style-name="T2">)</text:span></text:p>
                    </text:list-item>
                    <text:list-item>
                      <text:p text:style-name="P199"><text:soft-page-break/><text:span text:style-name="Source_20_Text"><text:span text:style-name="T4">costo_compra: Optional[float]</text:span></text:span></text:p>
                    </text:list-item>
                  </text:list>
                </text:list-item>
              </text:list>
            </text:list-item>
            <text:list-item>
              <text:p text:style-name="P199"><text:span text:style-name="Strong_20_Emphasis"><text:span text:style-name="T1">Lógica de Servicio (</text:span></text:span><text:span text:style-name="Strong_20_Emphasis"><text:span text:style-name="Source_20_Text"><text:span text:style-name="T4">NeumaticoService.registrar_evento</text:span></text:span></text:span><text:span text:style-name="Strong_20_Emphasis"><text:span text:style-name="T1">):</text:span></text:span></text:p>
              <text:list>
                <text:list-item>
                  <text:p text:style-name="P199"><text:span text:style-name="T2">Recibe </text:span><text:span text:style-name="Source_20_Text"><text:span text:style-name="T4">EventoNeumaticoCreate</text:span></text:span><text:span text:style-name="T2"> y </text:span><text:span text:style-name="Source_20_Text"><text:span text:style-name="T4">current_user</text:span></text:span><text:span text:style-name="T2">.</text:span></text:p>
                </text:list-item>
                <text:list-item>
                  <text:p text:style-name="P199"><text:span text:style-name="T2">Valida que el </text:span><text:span text:style-name="Source_20_Text"><text:span text:style-name="T4">current_user</text:span></text:span><text:span text:style-name="T2"> tenga permiso para el </text:span><text:span text:style-name="Source_20_Text"><text:span text:style-name="T4">tipo_evento</text:span></text:span><text:span text:style-name="T2"> (usando </text:span><text:span text:style-name="Source_20_Text"><text:span text:style-name="T4">check_permission_for_event_type</text:span></text:span><text:span text:style-name="T2"> de </text:span><text:span text:style-name="Source_20_Text"><text:span text:style-name="T4">core.security</text:span></text:span><text:span text:style-name="T2">).</text:span></text:p>
                </text:list-item>
                <text:list-item>
                  <text:p text:style-name="P199"><text:span text:style-name="T2">Llama a un método privado </text:span><text:span text:style-name="Source_20_Text"><text:span text:style-name="T4">_handle_&lt;tipo_evento&gt;(evento_in, db_neumatico_opcional, current_user, fecha_evento_dt)</text:span></text:span><text:span text:style-name="T2">:</text:span></text:p>
                  <text:list>
                    <text:list-item>
                      <text:p text:style-name="P199"><text:span text:style-name="Strong_20_Emphasis"><text:span text:style-name="Source_20_Text"><text:span text:style-name="T4">_handle_compra</text:span></text:span></text:span><text:span text:style-name="T2">: Valida campos de compra. Crea un nuevo </text:span><text:span text:style-name="Source_20_Text"><text:span text:style-name="T4">Neumatico</text:span></text:span><text:span text:style-name="T2"> con los datos provistos en </text:span><text:span text:style-name="Source_20_Text"><text:span text:style-name="T4">evento_in</text:span></text:span><text:span text:style-name="T2">. Asigna el </text:span><text:span text:style-name="Source_20_Text"><text:span text:style-name="T4">id</text:span></text:span><text:span text:style-name="T2"> del nuevo neumático a </text:span><text:span text:style-name="Source_20_Text"><text:span text:style-name="T4">evento_in.neumatico_id</text:span></text:span><text:span text:style-name="T2">.</text:span></text:p>
                    </text:list-item>
                    <text:list-item>
                      <text:p text:style-name="P199"><text:span text:style-name="Strong_20_Emphasis"><text:span text:style-name="Source_20_Text"><text:span text:style-name="T4">_handle_instalacion</text:span></text:span></text:span><text:span text:style-name="T2">: Valida </text:span><text:span text:style-name="Source_20_Text"><text:span text:style-name="T4">vehiculo_id</text:span></text:span><text:span text:style-name="T2">, </text:span><text:span text:style-name="Source_20_Text"><text:span text:style-name="T4">posicion_montaje_id</text:span></text:span><text:span text:style-name="T2">, </text:span><text:span text:style-name="Source_20_Text"><text:span text:style-name="T4">kilometraje_vehiculo</text:span></text:span><text:span text:style-name="T2">. Actualiza </text:span><text:span text:style-name="Source_20_Text"><text:span text:style-name="T4">Neumatico.estado_actual</text:span></text:span><text:span text:style-name="T2"> a </text:span><text:span text:style-name="Source_20_Text"><text:span text:style-name="T4">INSTALADO</text:span></text:span><text:span text:style-name="T2">, </text:span><text:span text:style-name="Source_20_Text"><text:span text:style-name="T4">ubicacion_actual_vehiculo_id</text:span></text:span><text:span text:style-name="T2">, </text:span><text:span text:style-name="Source_20_Text"><text:span text:style-name="T4">ubicacion_actual_posicion_id</text:span></text:span><text:span text:style-name="T2">, </text:span><text:span text:style-name="Source_20_Text"><text:span text:style-name="T4">ubicacion_almacen_id</text:span></text:span><text:span text:style-name="T2"> (a </text:span><text:span text:style-name="Source_20_Text"><text:span text:style-name="T4">None</text:span></text:span><text:span text:style-name="T2">), </text:span><text:span text:style-name="Source_20_Text"><text:span text:style-name="T4">km_instalacion</text:span></text:span><text:span text:style-name="T2">, </text:span><text:span text:style-name="Source_20_Text"><text:span text:style-name="T4">fecha_instalacion</text:span></text:span><text:span text:style-name="T2">.</text:span></text:p>
                    </text:list-item>
                    <text:list-item>
                      <text:p text:style-name="P199"><text:span text:style-name="Strong_20_Emphasis"><text:span text:style-name="Source_20_Text"><text:span text:style-name="T4">_handle_desmontaje</text:span></text:span></text:span><text:span text:style-name="T2">: Valida </text:span><text:span text:style-name="Source_20_Text"><text:span text:style-name="T4">kilometraje_vehiculo</text:span></text:span><text:span text:style-name="T2">. Calcula y actualiza </text:span><text:span text:style-name="Source_20_Text"><text:span text:style-name="T4">Neumatico.kilometraje_acumulado</text:span></text:span><text:span text:style-name="T2">. Actualiza </text:span><text:span text:style-name="Source_20_Text"><text:span text:style-name="T4">Neumatico.estado_actual</text:span></text:span><text:span text:style-name="T2"> (a </text:span><text:span text:style-name="Source_20_Text"><text:span text:style-name="T4">EN_STOCK</text:span></text:span><text:span text:style-name="T2"> o según </text:span><text:span text:style-name="Source_20_Text"><text:span text:style-name="T4">evento_in.estado_neumatico_resultante</text:span></text:span><text:span text:style-name="T2">), </text:span><text:span text:style-name="Source_20_Text"><text:span text:style-name="T4">ubicacion_almacen_id</text:span></text:span><text:span text:style-name="T2"> (si aplica, requiere </text:span><text:span text:style-name="Source_20_Text"><text:span text:style-name="T4">evento_in.almacen_destino_id</text:span></text:span><text:span text:style-name="T2">), limpia campos de instalación.</text:span></text:p>
                    </text:list-item>
                    <text:list-item>
                      <text:p text:style-name="P199"><text:span text:style-name="Strong_20_Emphasis"><text:span text:style-name="Source_20_Text"><text:span text:style-name="T4">_handle_inspeccion</text:span></text:span></text:span><text:span text:style-name="T2">: Registra </text:span><text:span text:style-name="Source_20_Text"><text:span text:style-name="T4">profundidad_remanente</text:span></text:span><text:span text:style-name="T2">, </text:span><text:span text:style-name="Source_20_Text"><text:span text:style-name="T4">presion_psi</text:span></text:span><text:span text:style-name="T2">. Llama a </text:span><text:span text:style-name="Source_20_Text"><text:span text:style-name="T4">AlertService.check_and_create_alerts</text:span></text:span><text:span text:style-name="T2">.</text:span></text:p>
                    </text:list-item>
                    <text:list-item>
                      <text:p text:style-name="P199"><text:span text:style-name="Strong_20_Emphasis"><text:span text:style-name="Source_20_Text"><text:span text:style-name="T4">_handle_rotacion</text:span></text:span></text:span><text:span text:style-name="T2">: Actualiza </text:span><text:span text:style-name="Source_20_Text"><text:span text:style-name="T4">Neumatico.ubicacion_actual_posicion_id</text:span></text:span><text:span text:style-name="T2"> (y </text:span><text:span text:style-name="Source_20_Text"><text:span text:style-name="T4">ubicacion_actual_vehiculo_id</text:span></text:span><text:span text:style-name="T2"> si cambia de vehículo). Requiere </text:span><text:span text:style-name="Source_20_Text"><text:span text:style-name="T4">posicion_montaje_id</text:span></text:span><text:span text:style-name="T2"> (destino) y </text:span><text:span text:style-name="Source_20_Text"><text:span text:style-name="T4">kilometraje_vehiculo</text:span></text:span><text:span text:style-name="T2">.</text:span></text:p>
                    </text:list-item>
                    <text:list-item>
                      <text:p text:style-name="P199"><text:span text:style-name="Strong_20_Emphasis"><text:span text:style-name="Source_20_Text"><text:span text:style-name="T4">_handle_reparacion_entrada</text:span></text:span></text:span><text:span text:style-name="T2">: Cambia estado a </text:span><text:span text:style-name="Source_20_Text"><text:span text:style-name="T4">EN_REPARACION</text:span></text:span><text:span text:style-name="T2">. Requiere </text:span><text:span text:style-name="Source_20_Text"><text:span text:style-name="T4">proveedor_id</text:span></text:span><text:span text:style-name="T2"> (taller).</text:span></text:p>
                    </text:list-item>
                    <text:list-item>
                      <text:p text:style-name="P199"><text:span text:style-name="Strong_20_Emphasis"><text:span text:style-name="Source_20_Text"><text:span text:style-name="T4">_handle_reparacion_salida</text:span></text:span></text:span><text:span text:style-name="T2">: Cambia estado a </text:span><text:span text:style-name="Source_20_Text"><text:span text:style-name="T4">EN_STOCK</text:span></text:span><text:span text:style-name="T2">. Requiere </text:span><text:span text:style-name="Source_20_Text"><text:span text:style-name="T4">almacen_destino_id</text:span></text:span><text:span text:style-name="T2">.</text:span></text:p>
                    </text:list-item>
                    <text:list-item>
                      <text:p text:style-name="P199"><text:span text:style-name="Strong_20_Emphasis"><text:span text:style-name="Source_20_Text"><text:span text:style-name="T4">_handle_reencauche_entrada</text:span></text:span></text:span><text:span text:style-name="T2">: Cambia estado a </text:span><text:span text:style-name="Source_20_Text"><text:span text:style-name="T4">EN_REENCAUCHE</text:span></text:span><text:span text:style-name="T2">. Requiere </text:span><text:span text:style-name="Source_20_Text"><text:span text:style-name="T4">proveedor_id</text:span></text:span><text:span text:style-name="T2">. Valida </text:span><text:span text:style-name="Source_20_Text"><text:span text:style-name="T4">Neumatico.reencauches_realizados &lt; ModeloNeumatico.reencauches_maximos</text:span></text:span><text:span text:style-name="T2">.</text:span></text:p>
                    </text:list-item>
                    <text:list-item>
                      <text:p text:style-name="P199"><text:span text:style-name="Strong_20_Emphasis"><text:span text:style-name="Source_20_Text"><text:span text:style-name="T4">_handle_reencauche_salida</text:span></text:span></text:span><text:span text:style-name="T2">: Cambia estado a </text:span><text:span text:style-name="Source_20_Text"><text:span text:style-name="T4">EN_STOCK</text:span></text:span><text:span text:style-name="T2">. Incrementa </text:span><text:span text:style-name="Source_20_Text"><text:span text:style-name="T4">Neumatico.reencauches_realizados</text:span></text:span><text:span text:style-name="T2"> y </text:span><text:span text:style-name="Source_20_Text"><text:span text:style-name="T4">vida_actual</text:span></text:span><text:span text:style-name="T2">. Actualiza </text:span><text:span text:style-name="Source_20_Text"><text:span text:style-name="T4">Neumatico.profundidad_inicial</text:span></text:span><text:span text:style-name="T2"> y </text:span><text:span text:style-name="Source_20_Text"><text:span text:style-name="T4">profundidad_inicial_mm</text:span></text:span><text:span text:style-name="T2"> con </text:span><text:span text:style-name="Source_20_Text"><text:span text:style-name="T4">evento_in.profundidad_remanente</text:span></text:span><text:span text:style-name="T2">. Resetea </text:span><text:span text:style-name="Source_20_Text"><text:span text:style-name="T4">Neumatico.kilometraje_acumulado</text:span></text:span><text:span text:style-name="T2"> a 0. Marca </text:span><text:span text:style-name="Source_20_Text"><text:span text:style-name="T4">Neumatico.es_reencauchado = True</text:span></text:span><text:span text:style-name="T2">. Requiere </text:span><text:span text:style-name="Source_20_Text"><text:span text:style-name="T4">almacen_destino_id</text:span></text:span><text:span text:style-name="T2">, </text:span><text:span text:style-name="Source_20_Text"><text:span text:style-name="T4">profundidad_remanente</text:span></text:span><text:span text:style-name="T2">.</text:span></text:p>
                    </text:list-item>
                    <text:list-item>
                      <text:p text:style-name="P199"><text:span text:style-name="Strong_20_Emphasis"><text:span text:style-name="Source_20_Text"><text:span text:style-name="T4">_handle_desecho</text:span></text:span></text:span><text:span text:style-name="T2">: Cambia estado a </text:span><text:span text:style-name="Source_20_Text"><text:span text:style-name="T4">DESECHADO</text:span></text:span><text:span text:style-name="T2">. Requiere </text:span><text:span text:style-name="Source_20_Text"><text:span text:style-name="T4">motivo_desecho_id</text:span></text:span><text:span text:style-name="T2">. Actualiza </text:span><text:span text:style-name="Source_20_Text"><text:span text:style-name="T4">Neumatico.fecha_desecho</text:span></text:span><text:span text:style-name="T2">. Valida que no esté instalado.</text:span></text:p>
                    </text:list-item>
                    <text:list-item>
                      <text:p text:style-name="P199"><text:span text:style-name="Strong_20_Emphasis"><text:span text:style-name="Source_20_Text"><text:span text:style-name="T4">_handle_ajuste_inventario</text:span></text:span></text:span><text:span text:style-name="T2">: Actualiza </text:span><text:span text:style-name="Source_20_Text"><text:span text:style-name="T4">Neumatico.estado_actual</text:span></text:span><text:span text:style-name="T2"> y su ubicación según </text:span><text:span text:style-name="Source_20_Text"><text:span text:style-name="T4">evento_in.estado_neumatico_resultante</text:span></text:span><text:span text:style-name="T2"> y </text:span><text:span text:style-name="Source_20_Text"><text:span text:style-name="T4">almacen_destino_id</text:span></text:span><text:span text:style-name="T2"> o </text:span><text:span text:style-name="Source_20_Text"><text:span text:style-name="T4">vehiculo_id</text:span></text:span><text:span text:style-name="T2">/</text:span><text:span text:style-name="Source_20_Text"><text:span text:style-name="T4">posicion_montaje_id</text:span></text:span><text:span text:style-name="T2">.</text:span></text:p>
                    </text:list-item>
                  </text:list>
                </text:list-item>
                <text:list-item>
                  <text:p text:style-name="P199"><text:span text:style-name="T2">Después del </text:span><text:span text:style-name="Source_20_Text"><text:span text:style-name="T4">_handle_&lt;tipo_evento&gt;</text:span></text:span><text:span text:style-name="T2">, el </text:span><text:span text:style-name="Source_20_Text"><text:span text:style-name="T4">NeumaticoService</text:span></text:span><text:span text:style-name="T2"> actualiza </text:span><text:span text:style-name="Source_20_Text"><text:span text:style-name="T4">Neumatico.actualizado_en</text:span></text:span><text:span text:style-name="T2">, </text:span><text:span text:style-name="Source_20_Text"><text:span text:style-name="T4">actualizado_por</text:span></text:span><text:span text:style-name="T2">, </text:span><text:span text:style-name="Source_20_Text"><text:span text:style-name="T4">fecha_ultimo_evento</text:span></text:span><text:span text:style-name="T2">.</text:span></text:p>
                </text:list-item>
                <text:list-item>
                  <text:p text:style-name="P199"><text:soft-page-break/><text:span text:style-name="T2">Crea el registro </text:span><text:span text:style-name="Source_20_Text"><text:span text:style-name="T4">EventoNeumatico</text:span></text:span><text:span text:style-name="T2"> en la base de datos con los datos de </text:span><text:span text:style-name="Source_20_Text"><text:span text:style-name="T4">evento_in</text:span></text:span><text:span text:style-name="T2"> (excluyendo campos que son solo para la creación del neumático en caso de </text:span><text:span text:style-name="Source_20_Text"><text:span text:style-name="T4">COMPRA</text:span></text:span><text:span text:style-name="T2">).</text:span></text:p>
                </text:list-item>
                <text:list-item>
                  <text:p text:style-name="P199"><text:span text:style-name="T2">Realiza </text:span><text:span text:style-name="Source_20_Text"><text:span text:style-name="T4">commit</text:span></text:span><text:span text:style-name="T2"> de la transacción.</text:span></text:p>
                </text:list-item>
                <text:list-item>
                  <text:p text:style-name="P199"><text:span text:style-name="T2">Devuelve </text:span><text:span text:style-name="Source_20_Text"><text:span text:style-name="T4">Tuple[NeumaticoRead, EventoNeumaticoRead]</text:span></text:span><text:span text:style-name="T2">.</text:span></text:p>
                </text:list-item>
              </text:list>
            </text:list-item>
          </text:list>
        </text:list-item>
        <text:list-item>
          <text:p text:style-name="P199"><text:span text:style-name="Strong_20_Emphasis"><text:span text:style-name="T1">RF12: Consultar Neumáticos Instalados:</text:span></text:span></text:p>
          <text:list>
            <text:list-item>
              <text:p text:style-name="P199"><text:span text:style-name="T2">Endpoint </text:span><text:span text:style-name="Source_20_Text"><text:span text:style-name="T4">GET /neumaticos/instalados</text:span></text:span><text:span text:style-name="T2">.</text:span></text:p>
            </text:list-item>
            <text:list-item>
              <text:p text:style-name="P199"><text:span text:style-name="T2">Debe devolver una lista de </text:span><text:span text:style-name="Source_20_Text"><text:span text:style-name="T4">schemas.neumatico.NeumaticoInstaladoItem</text:span></text:span><text:span text:style-name="T2">, que incluya </text:span><text:span text:style-name="Source_20_Text"><text:span text:style-name="T4">id</text:span></text:span><text:span text:style-name="T2"> (neumático), </text:span><text:span text:style-name="Source_20_Text"><text:span text:style-name="T4">numero_serie</text:span></text:span><text:span text:style-name="T2">, </text:span><text:span text:style-name="Source_20_Text"><text:span text:style-name="T4">medida</text:span></text:span><text:span text:style-name="T2">, </text:span><text:span text:style-name="Source_20_Text"><text:span text:style-name="T4">vehiculo_placa</text:span></text:span><text:span text:style-name="T2">, </text:span><text:span text:style-name="Source_20_Text"><text:span text:style-name="T4">posicion_codigo</text:span></text:span><text:span text:style-name="T2">, </text:span><text:span text:style-name="Source_20_Text"><text:span text:style-name="T4">fecha_instalacion</text:span></text:span><text:span text:style-name="T2">, </text:span><text:span text:style-name="Source_20_Text"><text:span text:style-name="T4">kilometraje_instalacion</text:span></text:span><text:span text:style-name="T2">.</text:span></text:p>
            </text:list-item>
            <text:list-item>
              <text:p text:style-name="P199"><text:span text:style-name="T2">El servicio realizará un join entre </text:span><text:span text:style-name="Source_20_Text"><text:span text:style-name="T4">Neumatico</text:span></text:span><text:span text:style-name="T2">, </text:span><text:span text:style-name="Source_20_Text"><text:span text:style-name="T4">Vehiculo</text:span></text:span><text:span text:style-name="T2"> y </text:span><text:span text:style-name="Source_20_Text"><text:span text:style-name="T4">PosicionNeumatico</text:span></text:span><text:span text:style-name="T2">.</text:span></text:p>
            </text:list-item>
          </text:list>
        </text:list-item>
        <text:list-item>
          <text:p text:style-name="P199"><text:span text:style-name="Strong_20_Emphasis"><text:span text:style-name="T1">RF13: Consultar Historial de Eventos:</text:span></text:span></text:p>
          <text:list>
            <text:list-item>
              <text:p text:style-name="P199"><text:span text:style-name="T2">Endpoint </text:span><text:span text:style-name="Source_20_Text"><text:span text:style-name="T4">GET /neumaticos/{neumatico_id}/historial</text:span></text:span><text:span text:style-name="T2">.</text:span></text:p>
            </text:list-item>
            <text:list-item>
              <text:p text:style-name="P199"><text:span text:style-name="T2">Devuelve </text:span><text:span text:style-name="Source_20_Text"><text:span text:style-name="T4">List[EventoNeumaticoRead]</text:span></text:span><text:span text:style-name="T2"> para el </text:span><text:span text:style-name="Source_20_Text"><text:span text:style-name="T4">neumatico_id</text:span></text:span><text:span text:style-name="T2"> dado, ordenado por </text:span><text:span text:style-name="Source_20_Text"><text:span text:style-name="T4">fecha_evento</text:span></text:span><text:span text:style-name="T2"> descendente.</text:span></text:p>
            </text:list-item>
          </text:list>
        </text:list-item>
      </text:list>
      <text:h text:style-name="P9" text:outline-level="4">4.6 Gestión Operativa y Mantenimiento</text:h>
      <text:list text:style-name="L11">
        <text:list-item>
          <text:p text:style-name="P100">(La mayoría de estos RFs se cubren con el sistema de Eventos RF_EVENTO_01).</text:p>
        </text:list-item>
        <text:list-item>
          <text:p text:style-name="P250"><text:span text:style-name="Strong_20_Emphasis"><text:span text:style-name="T1">RF16: Restricción de Asignación de Reencauchados:</text:span></text:span><text:span text:style-name="T2"> El </text:span><text:span text:style-name="Source_20_Text"><text:span text:style-name="T4">NeumaticoService._handle_instalacion</text:span></text:span><text:span text:style-name="T2"> debe validar que si </text:span><text:span text:style-name="Source_20_Text"><text:span text:style-name="T4">Neumatico.es_reencauchado</text:span></text:span><text:span text:style-name="T2"> es </text:span><text:span text:style-name="Source_20_Text"><text:span text:style-name="T4">True</text:span></text:span><text:span text:style-name="T2">, la </text:span><text:span text:style-name="Source_20_Text"><text:span text:style-name="T4">PosicionNeumatico</text:span></text:span><text:span text:style-name="T2"> (a través de su </text:span><text:span text:style-name="Source_20_Text"><text:span text:style-name="T4">ConfiguracionEje</text:span></text:span><text:span text:style-name="T2">) tenga </text:span><text:span text:style-name="Source_20_Text"><text:span text:style-name="T4">permite_reencauchados = True</text:span></text:span><text:span text:style-name="T2">.</text:span></text:p>
        </text:list-item>
        <text:list-item>
          <text:p text:style-name="P250"><text:span text:style-name="Strong_20_Emphasis"><text:span text:style-name="T1">RF17: Indicador de Neumático Reencauchado:</text:span></text:span><text:span text:style-name="T2"> El schema </text:span><text:span text:style-name="Source_20_Text"><text:span text:style-name="T4">NeumaticoRead</text:span></text:span><text:span text:style-name="T2"> debe incluir </text:span><text:span text:style-name="Source_20_Text"><text:span text:style-name="T4">es_reencauchado</text:span></text:span><text:span text:style-name="T2"> y </text:span><text:span text:style-name="Source_20_Text"><text:span text:style-name="T4">reencauches_realizados</text:span></text:span><text:span text:style-name="T2">.</text:span></text:p>
        </text:list-item>
        <text:list-item>
          <text:p text:style-name="P250"><text:span text:style-name="Strong_20_Emphasis"><text:span text:style-name="T1">RF63: Registrar Datos Estructurados Adicionales en Eventos:</text:span></text:span><text:span text:style-name="T2"> El campo </text:span><text:span text:style-name="Source_20_Text"><text:span text:style-name="T4">notas: Optional[str]</text:span></text:span><text:span text:style-name="T2"> en </text:span><text:span text:style-name="Source_20_Text"><text:span text:style-name="T4">EventoNeumaticoBase</text:span></text:span><text:span text:style-name="T2"> puede usarse para texto libre. Para datos más estructurados, se podría considerar un campo </text:span><text:span text:style-name="Source_20_Text"><text:span text:style-name="T4">datos_adicionales: Optional[JSON]</text:span></text:span><text:span text:style-name="T2"> en </text:span><text:span text:style-name="Source_20_Text"><text:span text:style-name="T4">EventoNeumaticoBase</text:span></text:span><text:span text:style-name="T2"> y el modelo </text:span><text:span text:style-name="Source_20_Text"><text:span text:style-name="T4">EventoNeumatico</text:span></text:span><text:span text:style-name="T2">, o definir schemas específicos que hereden de </text:span><text:span text:style-name="Source_20_Text"><text:span text:style-name="T4">EventoNeumaticoCreate</text:span></text:span><text:span text:style-name="T2"> para ciertos tipos de evento si la complejidad lo justifica. Por ahora, </text:span><text:span text:style-name="Source_20_Text"><text:span text:style-name="T4">notas</text:span></text:span><text:span text:style-name="T2"> puede contener JSON si es necesario, pero sin validación estricta a nivel de schema base.</text:span></text:p>
        </text:list-item>
      </text:list>
      <text:h text:style-name="P9" text:outline-level="4">4.7 Control de Vida Útil y Desgaste</text:h>
      <text:list text:style-name="L12">
        <text:list-item>
          <text:p text:style-name="P253"><text:span text:style-name="Strong_20_Emphasis"><text:span text:style-name="T1">RF18: Registrar Mediciones en Eventos con Comparación:</text:span></text:span><text:span text:style-name="T2"> Cubierto por </text:span><text:span text:style-name="Source_20_Text"><text:span text:style-name="T4">EventoNeumaticoCreate</text:span></text:span><text:span text:style-name="T2"> (campos </text:span><text:span text:style-name="Source_20_Text"><text:span text:style-name="T4">kilometraje_vehiculo</text:span></text:span><text:span text:style-name="T2">, </text:span><text:span text:style-name="Source_20_Text"><text:span text:style-name="T4">profundidad_remanente</text:span></text:span><text:span text:style-name="T2">, </text:span><text:span text:style-name="Source_20_Text"><text:span text:style-name="T4">presion_psi</text:span></text:span><text:span text:style-name="T2">). La lógica de comparación con umbrales y valores recomendados reside en el </text:span><text:span text:style-name="Source_20_Text"><text:span text:style-name="T4">NeumaticoService</text:span></text:span><text:span text:style-name="T2"> (especialmente en </text:span><text:span text:style-name="Source_20_Text"><text:span text:style-name="T4">_handle_inspeccion</text:span></text:span><text:span text:style-name="T2">) y en </text:span><text:span text:style-name="Source_20_Text"><text:span text:style-name="T4">AlertService</text:span></text:span><text:span text:style-name="T2">.</text:span></text:p>
        </text:list-item>
        <text:list-item>
          <text:p text:style-name="P253"><text:span text:style-name="Strong_20_Emphasis"><text:span text:style-name="T1">RF19: Calcular Kilometraje Recorrido por Ciclo:</text:span></text:span><text:span text:style-name="T2"> El </text:span><text:span text:style-name="Source_20_Text"><text:span text:style-name="T4">NeumaticoService._handle_desmontaje</text:span></text:span><text:span text:style-name="T2"> (y </text:span><text:span text:style-name="Source_20_Text"><text:span text:style-name="T4">_handle_reencauche_salida</text:span></text:span><text:span text:style-name="T2"> para resetear) es responsable de actualizar </text:span><text:span text:style-name="Source_20_Text"><text:span text:style-name="T4">Neumatico.kilometraje_acumulado</text:span></text:span><text:span text:style-name="T2">.</text:span></text:p>
        </text:list-item>
        <text:list-item>
          <text:p text:style-name="P253"><text:soft-page-break/><text:span text:style-name="Strong_20_Emphasis"><text:span text:style-name="T1">RF20: Consultar Kilometraje Acumulado Total:</text:span></text:span><text:span text:style-name="T2"> El campo </text:span><text:span text:style-name="Source_20_Text"><text:span text:style-name="T4">Neumatico.kilometraje_acumulado</text:span></text:span><text:span text:style-name="T2"> en </text:span><text:span text:style-name="Source_20_Text"><text:span text:style-name="T4">NeumaticoRead</text:span></text:span><text:span text:style-name="T2"> provee esto para la vida actual. Para el total de todas las vidas, se requeriría una lógica de consulta más compleja o un campo adicional en </text:span><text:span text:style-name="Source_20_Text"><text:span text:style-name="T4">Neumatico</text:span></text:span><text:span text:style-name="T2"> que acumule el total histórico. (Considerar para Fase 2 si no es el </text:span><text:span text:style-name="Source_20_Text"><text:span text:style-name="T4">kilometraje_acumulado</text:span></text:span><text:span text:style-name="T2"> actual).</text:span></text:p>
        </text:list-item>
        <text:list-item>
          <text:p text:style-name="P253"><text:span text:style-name="Strong_20_Emphasis"><text:span text:style-name="T1">RF26 y RF27: Seguimiento de Vida Útil y Desgaste Estimado vs. Real:</text:span></text:span><text:span text:style-name="T2"> Estos son análisis que se pueden construir sobre los datos recolectados. La API debe proveer los datos base. Las alertas se manejan en RF28.</text:span></text:p>
        </text:list-item>
      </text:list>
      <text:h text:style-name="P9" text:outline-level="4">4.8 Gestión de Stock y Almacén</text:h>
      <text:list text:style-name="L13">
        <text:list-item>
          <text:p text:style-name="P257"><text:span text:style-name="Strong_20_Emphasis"><text:span text:style-name="T1">RF44: Visualizar Stock Actual por Ubicación:</text:span></text:span><text:span text:style-name="T2"> El endpoint </text:span><text:span text:style-name="Source_20_Text"><text:span text:style-name="T4">GET /neumaticos/</text:span></text:span><text:span text:style-name="T2"> con filtros adecuados (</text:span><text:span text:style-name="Source_20_Text"><text:span text:style-name="T4">estado_actual=EN_STOCK</text:span></text:span><text:span text:style-name="T2">, </text:span><text:span text:style-name="Source_20_Text"><text:span text:style-name="T4">ubicacion_almacen_id</text:span></text:span><text:span text:style-name="T2">) debe permitir esto.</text:span></text:p>
        </text:list-item>
        <text:list-item>
          <text:p text:style-name="P257"><text:span text:style-name="Strong_20_Emphasis"><text:span text:style-name="T1">RF45: Trazabilidad de Movimientos de Stock:</text:span></text:span><text:span text:style-name="T2"> El historial de eventos (RF13) y los campos de ubicación en </text:span><text:span text:style-name="Source_20_Text"><text:span text:style-name="T4">Neumatico</text:span></text:span><text:span text:style-name="T2"> proveen esta trazabilidad.</text:span></text:p>
        </text:list-item>
        <text:list-item>
          <text:p text:style-name="P257"><text:span text:style-name="Strong_20_Emphasis"><text:span text:style-name="T1">RF46: Alertas de Stock Mínimo:</text:span></text:span><text:span text:style-name="T2"> </text:span><text:span text:style-name="Source_20_Text"><text:span text:style-name="T4">AlertService</text:span></text:span><text:span text:style-name="T2"> debe verificar contra </text:span><text:span text:style-name="Source_20_Text"><text:span text:style-name="T4">ParametroInventario</text:span></text:span><text:span text:style-name="T2"> de tipo </text:span><text:span text:style-name="Source_20_Text"><text:span text:style-name="T4">STOCK_MINIMO</text:span></text:span><text:span text:style-name="T2"> después de eventos que modifiquen el stock en un almacén (ej. </text:span><text:span text:style-name="Source_20_Text"><text:span text:style-name="T4">COMPRA</text:span></text:span><text:span text:style-name="T2">, </text:span><text:span text:style-name="Source_20_Text"><text:span text:style-name="T4">DESMONTAJE</text:span></text:span><text:span text:style-name="T2"> a almacén, </text:span><text:span text:style-name="Source_20_Text"><text:span text:style-name="T4">TRANSFERENCIA_UBICACION</text:span></text:span><text:span text:style-name="T2">).</text:span></text:p>
        </text:list-item>
        <text:list-item>
          <text:p text:style-name="P257"><text:span text:style-name="Strong_20_Emphasis"><text:span text:style-name="T1">RF47: Identificar Stock Antiguo/Obsoleto:</text:span></text:span><text:span text:style-name="T2"> El endpoint </text:span><text:span text:style-name="Source_20_Text"><text:span text:style-name="T4">GET /neumaticos/</text:span></text:span><text:span text:style-name="T2"> con filtros por </text:span><text:span text:style-name="Source_20_Text"><text:span text:style-name="T4">fecha_compra</text:span></text:span><text:span text:style-name="T2"> o </text:span><text:span text:style-name="Source_20_Text"><text:span text:style-name="T4">fecha_ultimo_evento</text:span></text:span><text:span text:style-name="T2"> puede ayudar a identificar esto.</text:span></text:p>
        </text:list-item>
      </text:list>
      <text:h text:style-name="P9" text:outline-level="4">4.9 Reportes y Análisis</text:h>
      <text:list text:style-name="L14">
        <text:list-item>
          <text:p text:style-name="P101">(Mantener RF25, RF48, RF49, RF50, RF61, RF74, RF82. La API debe proveer endpoints de consulta que faciliten la extracción de datos para estos reportes y cálculos. Algunos KPIs podrían ser endpoints dedicados).</text:p>
        </text:list-item>
      </text:list>
      <text:h text:style-name="P9" text:outline-level="4">4.10 Alertas y Automatización</text:h>
      <text:list text:style-name="L15">
        <text:list-item>
          <text:p text:style-name="P261"><text:span text:style-name="Strong_20_Emphasis"><text:span text:style-name="T1">RF28: Generar Alertas Operativas y de Mantenimiento (</text:span></text:span><text:span text:style-name="Strong_20_Emphasis"><text:span text:style-name="Source_20_Text"><text:span text:style-name="T4">AlertService</text:span></text:span></text:span><text:span text:style-name="Strong_20_Emphasis"><text:span text:style-name="T1">):</text:span></text:span></text:p>
          <text:list>
            <text:list-item>
              <text:p text:style-name="P261"><text:span text:style-name="T2">Debe ser invocado por </text:span><text:span text:style-name="Source_20_Text"><text:span text:style-name="T4">NeumaticoService</text:span></text:span><text:span text:style-name="T2"> después de eventos como </text:span><text:span text:style-name="Source_20_Text"><text:span text:style-name="T4">INSPECCION</text:span></text:span><text:span text:style-name="T2"> (para profundidad baja), o cuando se actualiza el stock (para </text:span><text:span text:style-name="Source_20_Text"><text:span text:style-name="T4">STOCK_MINIMO</text:span></text:span><text:span text:style-name="T2">).</text:span></text:p>
            </text:list-item>
            <text:list-item>
              <text:p text:style-name="P261"><text:span text:style-name="T2">Tipos de alerta a considerar: </text:span><text:span text:style-name="Source_20_Text"><text:span text:style-name="T4">PROFUNDIDAD_BAJA</text:span></text:span><text:span text:style-name="T2">, </text:span><text:span text:style-name="Source_20_Text"><text:span text:style-name="T4">STOCK_MINIMO</text:span></text:span><text:span text:style-name="T2">, </text:span><text:span text:style-name="Source_20_Text"><text:span text:style-name="T4">LIMITE_REENCAUCHES_ALCANZADO</text:span></text:span><text:span text:style-name="T2">.</text:span></text:p>
            </text:list-item>
          </text:list>
        </text:list-item>
        <text:list-item>
          <text:p text:style-name="P261"><text:span text:style-name="Strong_20_Emphasis"><text:span text:style-name="T1">RF81: Gestión de Alertas Generadas:</text:span></text:span><text:span text:style-name="T2"> Se necesita un CRUD para la entidad </text:span><text:span text:style-name="Source_20_Text"><text:span text:style-name="T4">Alerta</text:span></text:span><text:span text:style-name="T2"> (</text:span><text:span text:style-name="Source_20_Text"><text:span text:style-name="T4">models/alerta.py</text:span></text:span><text:span text:style-name="T2">, </text:span><text:span text:style-name="Source_20_Text"><text:span text:style-name="T4">schemas/alerta.py</text:span></text:span><text:span text:style-name="T2">, </text:span><text:span text:style-name="Source_20_Text"><text:span text:style-name="T4">crud/crud_alerta.py</text:span></text:span><text:span text:style-name="T2">, </text:span><text:span text:style-name="Source_20_Text"><text:span text:style-name="T4">routers/alertas.py</text:span></text:span><text:span text:style-name="T2">). Permitir listar alertas (filtrar por activas, tipo, neumático, etc.) y actualizar su estado (ej. a </text:span><text:span text:style-name="Source_20_Text"><text:span text:style-name="T4">GESTIONADA</text:span></text:span><text:span text:style-name="T2">).</text:span></text:p>
        </text:list-item>
      </text:list>
      <text:h text:style-name="P9" text:outline-level="4">4.11 Utilidades de Datos y Operaciones Avanzadas</text:h>
      <text:list text:style-name="L16">
        <text:list-item>
          <text:p text:style-name="P102">(Mantener RF64, RF65, RF80, RF83 como en el documento original, marcándolos como Fase 2 si es necesario).</text:p>
        </text:list-item>
      </text:list>
      <text:h text:style-name="P9" text:outline-level="4">4.12 Futuras Capacidades (Fase 2 / Opcional)</text:h>
      <text:list text:style-name="L17">
        <text:list-item>
          <text:p text:style-name="P103">(Mantener RF66, RF67, RF71, RF72, RF73 como en el documento original).</text:p>
        </text:list-item>
      </text:list>
      <text:h text:style-name="P2" text:outline-level="3"><text:soft-page-break/>5. Requerimientos No Funcionales</text:h>
      <text:h text:style-name="P9" text:outline-level="4">5.1 Rendimiento</text:h>
      <text:list text:style-name="L18">
        <text:list-item>
          <text:p text:style-name="P265"><text:span text:style-name="Strong_20_Emphasis"><text:span text:style-name="T1">RNF01: Tiempo de Respuesta:</text:span></text:span><text:span text:style-name="T2"> La mayoría de las operaciones CRUD y de registro de eventos deben completarse en &lt; 2 segundos bajo carga normal. Las consultas complejas para reportes pueden tener tiempos mayores, pero deben ser optimizadas.</text:span></text:p>
        </text:list-item>
        <text:list-item>
          <text:p text:style-name="P265"><text:span text:style-name="Strong_20_Emphasis"><text:span text:style-name="T1">RNF02: Escalabilidad:</text:span></text:span><text:span text:style-name="T2"> La API debe ser capaz de manejar un volumen creciente de neumáticos, vehículos y eventos sin degradación significativa del rendimiento. Considerar paginación en todos los endpoints de listado.</text:span></text:p>
        </text:list-item>
      </text:list>
      <text:h text:style-name="P9" text:outline-level="4">5.2 Seguridad</text:h>
      <text:list text:style-name="L19">
        <text:list-item>
          <text:p text:style-name="P267"><text:span text:style-name="Strong_20_Emphasis"><text:span text:style-name="T1">RNF03: Autenticación:</text:span></text:span></text:p>
          <text:list>
            <text:list-item>
              <text:p text:style-name="P104">Se utilizarán JWT Bearer tokens.</text:p>
            </text:list-item>
            <text:list-item>
              <text:p text:style-name="P267"><text:span text:style-name="T2">El endpoint </text:span><text:span text:style-name="Source_20_Text"><text:span text:style-name="T4">POST /auth/token</text:span></text:span><text:span text:style-name="T2"> generará los tokens.</text:span></text:p>
            </text:list-item>
            <text:list-item>
              <text:p text:style-name="P267"><text:span text:style-name="T2">Las funciones de creación/verificación de tokens y hasheo de contraseñas residirán en </text:span><text:span text:style-name="Source_20_Text"><text:span text:style-name="T4">core/security.py</text:span></text:span><text:span text:style-name="T2">.</text:span></text:p>
            </text:list-item>
          </text:list>
        </text:list-item>
        <text:list-item>
          <text:p text:style-name="P267"><text:span text:style-name="Strong_20_Emphasis"><text:span text:style-name="T1">RNF04: Autorización (RBAC):</text:span></text:span></text:p>
          <text:list>
            <text:list-item>
              <text:p text:style-name="P267"><text:span text:style-name="T2">Roles de usuario definidos: </text:span><text:span text:style-name="Source_20_Text"><text:span text:style-name="T4">ADMIN</text:span></text:span><text:span text:style-name="T2">, </text:span><text:span text:style-name="Source_20_Text"><text:span text:style-name="T4">GESTOR</text:span></text:span><text:span text:style-name="T2">, </text:span><text:span text:style-name="Source_20_Text"><text:span text:style-name="T4">OPERADOR</text:span></text:span><text:span text:style-name="T2"> (y otros si son necesarios).</text:span></text:p>
            </text:list-item>
            <text:list-item>
              <text:p text:style-name="P267"><text:span text:style-name="T2">La dependencia </text:span><text:span text:style-name="Source_20_Text"><text:span text:style-name="T4">get_current_active_user</text:span></text:span><text:span text:style-name="T2"> de </text:span><text:span text:style-name="Source_20_Text"><text:span text:style-name="T4">core/security.py</text:span></text:span><text:span text:style-name="T2"> se usará en los endpoints para obtener el usuario autenticado y su rol.</text:span></text:p>
            </text:list-item>
            <text:list-item>
              <text:p text:style-name="P267"><text:span text:style-name="T2">Para el endpoint de creación de eventos (</text:span><text:span text:style-name="Source_20_Text"><text:span text:style-name="T4">POST /neumaticos/eventos/</text:span></text:span><text:span text:style-name="T2">), la autorización se basará en el </text:span><text:span text:style-name="Source_20_Text"><text:span text:style-name="T4">tipo_evento</text:span></text:span><text:span text:style-name="T2"> enviado en el payload. La función </text:span><text:span text:style-name="Source_20_Text"><text:span text:style-name="T4">check_permission_for_event_type</text:span></text:span><text:span text:style-name="T2"> en </text:span><text:span text:style-name="Source_20_Text"><text:span text:style-name="T4">core/security.py</text:span></text:span><text:span text:style-name="T2"> usará el diccionario </text:span><text:span text:style-name="Source_20_Text"><text:span text:style-name="T4">ROLES_PERMITIDOS_POR_EVENTO</text:span></text:span><text:span text:style-name="T2"> para validar si el rol del usuario actual puede realizar dicho tipo de evento.</text:span></text:p>
            </text:list-item>
            <text:list-item>
              <text:p text:style-name="P267"><text:span text:style-name="Strong_20_Emphasis"><text:span text:style-name="T1">Definición de </text:span></text:span><text:span text:style-name="Strong_20_Emphasis"><text:span text:style-name="Source_20_Text"><text:span text:style-name="T4">ROLES_PERMITIDOS_POR_EVENTO</text:span></text:span></text:span><text:span text:style-name="Strong_20_Emphasis"><text:span text:style-name="T1"> (ejemplo, ajustar según negocio):</text:span></text:span></text:p>
              <text:list>
                <text:list-item>
                  <text:p text:style-name="P267"><text:span text:style-name="Source_20_Text"><text:span text:style-name="T4">COMPRA</text:span></text:span><text:span text:style-name="T2">: </text:span><text:span text:style-name="Source_20_Text"><text:span text:style-name="T4">["GESTOR", "ADMIN"]</text:span></text:span></text:p>
                </text:list-item>
                <text:list-item>
                  <text:p text:style-name="P267"><text:span text:style-name="Source_20_Text"><text:span text:style-name="T4">INSTALACION</text:span></text:span><text:span text:style-name="T2">: </text:span><text:span text:style-name="Source_20_Text"><text:span text:style-name="T4">["OPERADOR", "GESTOR", "ADMIN"]</text:span></text:span></text:p>
                </text:list-item>
                <text:list-item>
                  <text:p text:style-name="P267"><text:span text:style-name="Source_20_Text"><text:span text:style-name="T4">DESMONTAJE</text:span></text:span><text:span text:style-name="T2">: </text:span><text:span text:style-name="Source_20_Text"><text:span text:style-name="T4">["OPERADOR", "GESTOR", "ADMIN"]</text:span></text:span></text:p>
                </text:list-item>
                <text:list-item>
                  <text:p text:style-name="P267"><text:span text:style-name="Source_20_Text"><text:span text:style-name="T4">INSPECCION</text:span></text:span><text:span text:style-name="T2">: </text:span><text:span text:style-name="Source_20_Text"><text:span text:style-name="T4">["OPERADOR", "GESTOR", "ADMIN"]</text:span></text:span></text:p>
                </text:list-item>
                <text:list-item>
                  <text:p text:style-name="P267"><text:span text:style-name="Source_20_Text"><text:span text:style-name="T4">ROTACION</text:span></text:span><text:span text:style-name="T2">: </text:span><text:span text:style-name="Source_20_Text"><text:span text:style-name="T4">["OPERADOR", "GESTOR", "ADMIN"]</text:span></text:span></text:p>
                </text:list-item>
                <text:list-item>
                  <text:p text:style-name="P267"><text:span text:style-name="Source_20_Text"><text:span text:style-name="T4">REPARACION_ENTRADA</text:span></text:span><text:span text:style-name="T2">: </text:span><text:span text:style-name="Source_20_Text"><text:span text:style-name="T4">["OPERADOR", "GESTOR"]</text:span></text:span><text:span text:style-name="T2"> (ADMIN podría agregarse si es necesario)</text:span></text:p>
                </text:list-item>
                <text:list-item>
                  <text:p text:style-name="P267"><text:span text:style-name="Source_20_Text"><text:span text:style-name="T4">REPARACION_SALIDA</text:span></text:span><text:span text:style-name="T2">: </text:span><text:span text:style-name="Source_20_Text"><text:span text:style-name="T4">["OPERADOR", "GESTOR"]</text:span></text:span></text:p>
                </text:list-item>
                <text:list-item>
                  <text:p text:style-name="P267"><text:span text:style-name="Source_20_Text"><text:span text:style-name="T4">REENCAUCHE_ENTRADA</text:span></text:span><text:span text:style-name="T2">: </text:span><text:span text:style-name="Source_20_Text"><text:span text:style-name="T4">["GESTOR", "ADMIN"]</text:span></text:span></text:p>
                </text:list-item>
                <text:list-item>
                  <text:p text:style-name="P267"><text:span text:style-name="Source_20_Text"><text:span text:style-name="T4">REENCAUCHE_SALIDA</text:span></text:span><text:span text:style-name="T2">: </text:span><text:span text:style-name="Source_20_Text"><text:span text:style-name="T4">["OPERADOR", "GESTOR"]</text:span></text:span></text:p>
                </text:list-item>
                <text:list-item>
                  <text:p text:style-name="P267"><text:span text:style-name="Source_20_Text"><text:span text:style-name="T4">DESECHO</text:span></text:span><text:span text:style-name="T2">: </text:span><text:span text:style-name="Source_20_Text"><text:span text:style-name="T4">["GESTOR", "ADMIN"]</text:span></text:span></text:p>
                </text:list-item>
                <text:list-item>
                  <text:p text:style-name="P267"><text:span text:style-name="Source_20_Text"><text:span text:style-name="T4">AJUSTE_INVENTARIO</text:span></text:span><text:span text:style-name="T2">: </text:span><text:span text:style-name="Source_20_Text"><text:span text:style-name="T4">["GESTOR", "ADMIN"]</text:span></text:span></text:p>
                </text:list-item>
                <text:list-item>
                  <text:p text:style-name="P267"><text:soft-page-break/><text:span text:style-name="Emphasis"><text:span text:style-name="T2">(Asegurar que todos los </text:span></text:span><text:span text:style-name="Emphasis"><text:span text:style-name="Source_20_Text"><text:span text:style-name="T4">TipoEventoNeumaticoEnum</text:span></text:span></text:span><text:span text:style-name="Emphasis"><text:span text:style-name="T2"> estén mapeados)</text:span></text:span></text:p>
                </text:list-item>
              </text:list>
            </text:list-item>
            <text:list-item>
              <text:p text:style-name="P267"><text:span text:style-name="T2">Otros endpoints (CRUDs de catálogos, vehículos, etc.) también deben ser protegidos según el rol (ej. solo </text:span><text:span text:style-name="Source_20_Text"><text:span text:style-name="T4">ADMIN</text:span></text:span><text:span text:style-name="T2"> o </text:span><text:span text:style-name="Source_20_Text"><text:span text:style-name="T4">GESTOR</text:span></text:span><text:span text:style-name="T2"> pueden crear/modificar ciertos catálogos).</text:span></text:p>
            </text:list-item>
          </text:list>
        </text:list-item>
        <text:list-item>
          <text:p text:style-name="P267"><text:span text:style-name="Strong_20_Emphasis"><text:span text:style-name="T1">RNF05: Protección de Datos:</text:span></text:span><text:span text:style-name="T2"> (Mantener como en el original - HTTPS, protección contra inyección SQL a través del ORM).</text:span></text:p>
        </text:list-item>
      </text:list>
      <text:h text:style-name="P9" text:outline-level="4">5.3 Usabilidad</text:h>
      <text:list text:style-name="L20">
        <text:list-item>
          <text:p text:style-name="P289"><text:span text:style-name="Strong_20_Emphasis"><text:span text:style-name="T1">RNF06: Facilidad de Uso (API):</text:span></text:span><text:span text:style-name="T2"> API RESTful con endpoints intuitivos. Documentación OpenAPI (Swagger UI y ReDoc) generada automáticamente por FastAPI. Mensajes de error claros y útiles.</text:span></text:p>
        </text:list-item>
      </text:list>
      <text:h text:style-name="P9" text:outline-level="4">5.4 Fiabilidad</text:h>
      <text:list text:style-name="L21">
        <text:list-item>
          <text:p text:style-name="P290"><text:span text:style-name="Strong_20_Emphasis"><text:span text:style-name="T1">RNF07: Disponibilidad:</text:span></text:span><text:span text:style-name="T2"> (Mantener como en el original).</text:span></text:p>
        </text:list-item>
        <text:list-item>
          <text:p text:style-name="P290"><text:span text:style-name="Strong_20_Emphasis"><text:span text:style-name="T1">RNF08: Integridad de Datos:</text:span></text:span><text:span text:style-name="T2"> Asegurada mediante el uso de tipos de datos correctos, constraints </text:span><text:span text:style-name="Source_20_Text"><text:span text:style-name="T4">NOT NULL</text:span></text:span><text:span text:style-name="T2"> en la BD, claves foráneas, y transacciones ACID para operaciones compuestas (ej. registro de evento y actualización de neumático deben ser atómicos).</text:span></text:p>
        </text:list-item>
      </text:list>
      <text:h text:style-name="P9" text:outline-level="4">5.5 Mantenibilidad</text:h>
      <text:list text:style-name="L22">
        <text:list-item>
          <text:p text:style-name="P292"><text:span text:style-name="Strong_20_Emphasis"><text:span text:style-name="T1">RNF09: Facilidad de Mantenimiento:</text:span></text:span><text:span text:style-name="T2"> Código bien estructurado siguiendo la arquitectura de capas, código limpio y comentado, uso de type hints de Python, y un conjunto comprensivo de pruebas unitarias y de integración.</text:span></text:p>
        </text:list-item>
      </text:list>
      <text:h text:style-name="P9" text:outline-level="4">5.6 Retención de Datos</text:h>
      <text:list text:style-name="L23">
        <text:list-item>
          <text:p text:style-name="P293"><text:span text:style-name="Strong_20_Emphasis"><text:span text:style-name="T1">RNF10: Retención de Datos (Soft Delete):</text:span></text:span><text:span text:style-name="T2"> Para entidades maestras críticas (</text:span><text:span text:style-name="Source_20_Text"><text:span text:style-name="T4">Neumatico</text:span></text:span><text:span text:style-name="T2">, </text:span><text:span text:style-name="Source_20_Text"><text:span text:style-name="T4">Vehiculo</text:span></text:span><text:span text:style-name="T2">, </text:span><text:span text:style-name="Source_20_Text"><text:span text:style-name="T4">Usuario</text:span></text:span><text:span text:style-name="T2">, </text:span><text:span text:style-name="Source_20_Text"><text:span text:style-name="T4">Proveedor</text:span></text:span><text:span text:style-name="T2">, </text:span><text:span text:style-name="Source_20_Text"><text:span text:style-name="T4">ModeloNeumatico</text:span></text:span><text:span text:style-name="T2">, </text:span><text:span text:style-name="Source_20_Text"><text:span text:style-name="T4">FabricanteNeumatico</text:span></text:span><text:span text:style-name="T2">, </text:span><text:span text:style-name="Source_20_Text"><text:span text:style-name="T4">Almacen</text:span></text:span><text:span text:style-name="T2">, </text:span><text:span text:style-name="Source_20_Text"><text:span text:style-name="T4">TipoVehiculo</text:span></text:span><text:span text:style-name="T2">, etc.), se implementará soft delete mediante un campo </text:span><text:span text:style-name="Source_20_Text"><text:span text:style-name="T4">activo: bool</text:span></text:span><text:span text:style-name="T2"> y, opcionalmente, </text:span><text:span text:style-name="Source_20_Text"><text:span text:style-name="T4">fecha_baja: Optional[datetime]</text:span></text:span><text:span text:style-name="T2">. Los registros no se eliminarán físicamente de la base de datos. Los endpoints de listado por defecto solo mostrarán registros activos.</text:span></text:p>
        </text:list-item>
      </text:list>
      <text:h text:style-name="P9" text:outline-level="4">5.7 Consistencia de Unidades</text:h>
      <text:list text:style-name="L24">
        <text:list-item>
          <text:p text:style-name="P294"><text:span text:style-name="Strong_20_Emphasis"><text:span text:style-name="T1">RNF11: Consistencia en Unidades de Medida:</text:span></text:span><text:span text:style-name="T2"> (Mantener como en el original).</text:span></text:p>
        </text:list-item>
      </text:list>
      <text:h text:style-name="P2" text:outline-level="3">6. Consideraciones Adicionales (Cálculos y Factores)</text:h>
      <text:list text:style-name="L25">
        <text:list-item>
          <text:p text:style-name="P105">(Mantener sección como en el original, estos son más conceptuales para la lógica de negocio que la API podría soportar o para análisis externos).</text:p>
        </text:list-item>
      </text:list>
      <text:h text:style-name="P8" text:outline-level="3"><text:span text:style-name="T3">Anexo A: Definición de Enumeraciones Clave (Referencia Centralizada en </text:span><text:span text:style-name="Source_20_Text"><text:span text:style-name="T4">schemas/common.py</text:span></text:span><text:span text:style-name="T3">)</text:span></text:h>
      <text:list text:style-name="L26">
        <text:list-item>
          <text:p text:style-name="P295"><text:span text:style-name="Strong_20_Emphasis"><text:span text:style-name="Source_20_Text"><text:span text:style-name="T4">EstadoNeumaticoEnum</text:span></text:span></text:span><text:span text:style-name="Strong_20_Emphasis"><text:span text:style-name="T1">:</text:span></text:span></text:p>
          <text:list>
            <text:list-item>
              <text:p text:style-name="P295"><text:span text:style-name="Source_20_Text"><text:span text:style-name="T4">NUEVO</text:span></text:span><text:span text:style-name="T2">: Estado inicial al registrar sin compra directa (ej. inventario existente).</text:span></text:p>
            </text:list-item>
            <text:list-item>
              <text:p text:style-name="P295"><text:span text:style-name="Source_20_Text"><text:span text:style-name="T4">EN_STOCK</text:span></text:span><text:span text:style-name="T2">: Comprado y disponible en almacén.</text:span></text:p>
            </text:list-item>
            <text:list-item>
              <text:p text:style-name="P295"><text:span text:style-name="Source_20_Text"><text:span text:style-name="T4">INSTALADO</text:span></text:span><text:span text:style-name="T2">: Montado en un vehículo (sinónimo de </text:span><text:span text:style-name="Source_20_Text"><text:span text:style-name="T4">EN_USO</text:span></text:span><text:span text:style-name="T2">).</text:span></text:p>
            </text:list-item>
            <text:list-item>
              <text:p text:style-name="P295"><text:soft-page-break/><text:span text:style-name="Source_20_Text"><text:span text:style-name="T4">EN_USO</text:span></text:span><text:span text:style-name="T2">: Montado en un vehículo.</text:span></text:p>
            </text:list-item>
            <text:list-item>
              <text:p text:style-name="P295"><text:span text:style-name="Source_20_Text"><text:span text:style-name="T4">EN_ALMACEN</text:span></text:span><text:span text:style-name="T2">: Guardado en almacén (puede ser nuevo o usado, diferente de </text:span><text:span text:style-name="Source_20_Text"><text:span text:style-name="T4">EN_STOCK</text:span></text:span><text:span text:style-name="T2"> si se quiere distinguir el origen).</text:span></text:p>
            </text:list-item>
            <text:list-item>
              <text:p text:style-name="P295"><text:span text:style-name="Source_20_Text"><text:span text:style-name="T4">PARA_REPARACION</text:span></text:span><text:span text:style-name="T2">: Designado para ser reparado.</text:span></text:p>
            </text:list-item>
            <text:list-item>
              <text:p text:style-name="P295"><text:span text:style-name="Source_20_Text"><text:span text:style-name="T4">EN_REPARACION</text:span></text:span><text:span text:style-name="T2">: Actualmente en proceso de reparación.</text:span></text:p>
            </text:list-item>
            <text:list-item>
              <text:p text:style-name="P295"><text:span text:style-name="Source_20_Text"><text:span text:style-name="T4">REPARADO</text:span></text:span><text:span text:style-name="T2">: Reparación completada, listo para almacén o uso.</text:span></text:p>
            </text:list-item>
            <text:list-item>
              <text:p text:style-name="P295"><text:span text:style-name="Source_20_Text"><text:span text:style-name="T4">PARA_REENCAUCHE</text:span></text:span><text:span text:style-name="T2">: Designado para ser reencauchado.</text:span></text:p>
            </text:list-item>
            <text:list-item>
              <text:p text:style-name="P295"><text:span text:style-name="Source_20_Text"><text:span text:style-name="T4">EN_REENCAUCHE</text:span></text:span><text:span text:style-name="T2">: Actualmente en proceso de reencauche.</text:span></text:p>
            </text:list-item>
            <text:list-item>
              <text:p text:style-name="P295"><text:span text:style-name="Source_20_Text"><text:span text:style-name="T4">REENCAUCHADO</text:span></text:span><text:span text:style-name="T2">: Reencauche completado, listo para almacén o uso.</text:span></text:p>
            </text:list-item>
            <text:list-item>
              <text:p text:style-name="P295"><text:span text:style-name="Source_20_Text"><text:span text:style-name="T4">PARA_DESECHO</text:span></text:span><text:span text:style-name="T2">: Designado para ser desechado.</text:span></text:p>
            </text:list-item>
            <text:list-item>
              <text:p text:style-name="P295"><text:span text:style-name="Source_20_Text"><text:span text:style-name="T4">DESECHADO</text:span></text:span><text:span text:style-name="T2">: Dado de baja permanentemente.</text:span></text:p>
            </text:list-item>
            <text:list-item>
              <text:p text:style-name="P295"><text:span text:style-name="Source_20_Text"><text:span text:style-name="T4">VENDIDO</text:span></text:span><text:span text:style-name="T2">: Neumático vendido.</text:span></text:p>
            </text:list-item>
            <text:list-item>
              <text:p text:style-name="P106">EN_TRANSITO: Moviéndose entre ubicaciones/almacenes.</text:p>
              <text:p text:style-name="P107">(Revisar y consolidar esta lista para que sea definitiva y no redundante, ej. INSTALADO vs EN_USO, EN_STOCK vs EN_ALMACEN).</text:p>
            </text:list-item>
          </text:list>
        </text:list-item>
        <text:list-item>
          <text:p text:style-name="P295"><text:span text:style-name="Strong_20_Emphasis"><text:span text:style-name="Source_20_Text"><text:span text:style-name="T4">TipoEventoNeumaticoEnum</text:span></text:span></text:span><text:span text:style-name="Strong_20_Emphasis"><text:span text:style-name="T1">:</text:span></text:span></text:p>
          <text:list>
            <text:list-item>
              <text:p text:style-name="P295"><text:span text:style-name="Source_20_Text"><text:span text:style-name="T4">COMPRA</text:span></text:span></text:p>
            </text:list-item>
            <text:list-item>
              <text:p text:style-name="P295"><text:span text:style-name="Source_20_Text"><text:span text:style-name="T4">INSTALACION</text:span></text:span></text:p>
            </text:list-item>
            <text:list-item>
              <text:p text:style-name="P295"><text:span text:style-name="Source_20_Text"><text:span text:style-name="T4">DESMONTAJE</text:span></text:span><text:span text:style-name="T2"> (general, puede ir a stock, reparación, desecho)</text:span></text:p>
            </text:list-item>
            <text:list-item>
              <text:p text:style-name="P295"><text:span text:style-name="Source_20_Text"><text:span text:style-name="T4">ROTACION</text:span></text:span></text:p>
            </text:list-item>
            <text:list-item>
              <text:p text:style-name="P295"><text:span text:style-name="Source_20_Text"><text:span text:style-name="T4">INSPECCION</text:span></text:span></text:p>
            </text:list-item>
            <text:list-item>
              <text:p text:style-name="P295"><text:span text:style-name="Source_20_Text"><text:span text:style-name="T4">REPARACION_ENTRADA</text:span></text:span><text:span text:style-name="T2"> (envío a taller de reparación)</text:span></text:p>
            </text:list-item>
            <text:list-item>
              <text:p text:style-name="P295"><text:span text:style-name="Source_20_Text"><text:span text:style-name="T4">REPARACION_SALIDA</text:span></text:span><text:span text:style-name="T2"> (retorno de taller de reparación)</text:span></text:p>
            </text:list-item>
            <text:list-item>
              <text:p text:style-name="P295"><text:span text:style-name="Source_20_Text"><text:span text:style-name="T4">REENCAUCHE_ENTRADA</text:span></text:span><text:span text:style-name="T2"> (envío a reencauchadora)</text:span></text:p>
            </text:list-item>
            <text:list-item>
              <text:p text:style-name="P295"><text:span text:style-name="Source_20_Text"><text:span text:style-name="T4">REENCAUCHE_SALIDA</text:span></text:span><text:span text:style-name="T2"> (retorno de reencauchadora)</text:span></text:p>
            </text:list-item>
            <text:list-item>
              <text:p text:style-name="P295"><text:span text:style-name="Source_20_Text"><text:span text:style-name="T4">DESECHO</text:span></text:span><text:span text:style-name="T2"> (confirmación de desecho)</text:span></text:p>
            </text:list-item>
            <text:list-item>
              <text:p text:style-name="P295"><text:span text:style-name="Source_20_Text"><text:span text:style-name="T4">AJUSTE_INVENTARIO</text:span></text:span><text:span text:style-name="T2"> (corrección manual de estado/ubicación)</text:span></text:p>
            </text:list-item>
            <text:list-item>
              <text:p text:style-name="P295"><text:span text:style-name="Source_20_Text"><text:span text:style-name="T4">ASIGNACION_A_ALMACEN</text:span></text:span><text:span text:style-name="T2"> (movimiento explícito a un almacén)</text:span></text:p>
            </text:list-item>
            <text:list-item>
              <text:p text:style-name="P295"><text:span text:style-name="Source_20_Text"><text:span text:style-name="T4">VENTA</text:span></text:span></text:p>
            </text:list-item>
            <text:list-item>
              <text:p text:style-name="P295"><text:span text:style-name="Source_20_Text"><text:span text:style-name="T4">MOVIMIENTO_ENTRE_ALMACENES</text:span></text:span></text:p>
            </text:list-item>
            <text:list-item>
              <text:p text:style-name="P295"><text:span text:style-name="Source_20_Text"><text:span text:style-name="T4">BAJA_POR_ROBO_EXTRAVIO</text:span></text:span></text:p>
            </text:list-item>
            <text:list-item>
              <text:p text:style-name="P295"><text:span text:style-name="Source_20_Text"><text:span text:style-name="T4">TRANSFERENCIA_UBICACION</text:span></text:span><text:span text:style-name="T2"> (sinónimo de MOVIMIENTO_ENTRE_ALMACENES o ASIGNACION_A_ALMACEN, considerar unificar)</text:span></text:p>
            </text:list-item>
            <text:list-item>
              <text:p text:style-name="P295"><text:span text:style-name="Source_20_Text"><text:span text:style-name="T4">DESMONTE_POR_FIN_VIDA_UTIL</text:span></text:span><text:span text:style-name="T2"> (subtipo de DESMONTAJE)</text:span></text:p>
            </text:list-item>
            <text:list-item>
              <text:p text:style-name="P106">DESMONTE_TEMPORAL (subtipo de DESMONTAJE)</text:p>
              <text:p text:style-name="P107">(Revisar y consolidar esta lista para evitar redundancias y asegurar que cubra todos los casos de uso).</text:p>
            </text:list-item>
          </text:list>
        </text:list-item>
        <text:list-item>
          <text:p text:style-name="P295"><text:span text:style-name="Strong_20_Emphasis"><text:span text:style-name="Source_20_Text"><text:span text:style-name="T4">LadoVehiculoEnum</text:span></text:span></text:span><text:span text:style-name="Strong_20_Emphasis"><text:span text:style-name="T1">:</text:span></text:span><text:span text:style-name="T2"> </text:span><text:span text:style-name="Source_20_Text"><text:span text:style-name="T4">IZQUIERDO</text:span></text:span><text:span text:style-name="T2">, </text:span><text:span text:style-name="Source_20_Text"><text:span text:style-name="T4">DERECHO</text:span></text:span><text:span text:style-name="T2">, </text:span><text:span text:style-name="Source_20_Text"><text:span text:style-name="T4">CENTRAL</text:span></text:span><text:span text:style-name="T2">, </text:span><text:span text:style-name="Source_20_Text"><text:span text:style-name="T4">INDETERMINADO</text:span></text:span><text:span text:style-name="T2">.</text:span></text:p>
        </text:list-item>
        <text:list-item>
          <text:p text:style-name="P295"><text:soft-page-break/><text:span text:style-name="Strong_20_Emphasis"><text:span text:style-name="Source_20_Text"><text:span text:style-name="T4">TipoEjeEnum</text:span></text:span></text:span><text:span text:style-name="Strong_20_Emphasis"><text:span text:style-name="T1">:</text:span></text:span><text:span text:style-name="T2"> </text:span><text:span text:style-name="Source_20_Text"><text:span text:style-name="T4">DIRECCION</text:span></text:span><text:span text:style-name="T2">, </text:span><text:span text:style-name="Source_20_Text"><text:span text:style-name="T4">TRACCION</text:span></text:span><text:span text:style-name="T2">, </text:span><text:span text:style-name="Source_20_Text"><text:span text:style-name="T4">LIBRE</text:span></text:span><text:span text:style-name="T2">, </text:span><text:span text:style-name="Source_20_Text"><text:span text:style-name="T4">PORTADOR</text:span></text:span><text:span text:style-name="T2">, </text:span><text:span text:style-name="Source_20_Text"><text:span text:style-name="T4">ARRASTRE</text:span></text:span><text:span text:style-name="T2">.</text:span></text:p>
        </text:list-item>
        <text:list-item>
          <text:p text:style-name="P295"><text:span text:style-name="Strong_20_Emphasis"><text:span text:style-name="Source_20_Text"><text:span text:style-name="T4">TipoProveedorEnum</text:span></text:span></text:span><text:span text:style-name="Strong_20_Emphasis"><text:span text:style-name="T1">:</text:span></text:span><text:span text:style-name="T2"> </text:span><text:span text:style-name="Source_20_Text"><text:span text:style-name="T4">FABRICANTE</text:span></text:span><text:span text:style-name="T2">, </text:span><text:span text:style-name="Source_20_Text"><text:span text:style-name="T4">DISTRIBUIDOR</text:span></text:span><text:span text:style-name="T2">, </text:span><text:span text:style-name="Source_20_Text"><text:span text:style-name="T4">SERVICIO_REPARACION</text:span></text:span><text:span text:style-name="T2">, </text:span><text:span text:style-name="Source_20_Text"><text:span text:style-name="T4">SERVICIO_REENCAUCHE</text:span></text:span><text:span text:style-name="T2">, </text:span><text:span text:style-name="Source_20_Text"><text:span text:style-name="T4">OTRO</text:span></text:span><text:span text:style-name="T2">.</text:span></text:p>
        </text:list-item>
        <text:list-item>
          <text:p text:style-name="P295"><text:span text:style-name="Strong_20_Emphasis"><text:span text:style-name="Source_20_Text"><text:span text:style-name="T4">TipoParametroEnum</text:span></text:span></text:span><text:span text:style-name="Strong_20_Emphasis"><text:span text:style-name="T1">:</text:span></text:span><text:span text:style-name="T2"> </text:span><text:span text:style-name="Source_20_Text"><text:span text:style-name="T4">STOCK_MINIMO</text:span></text:span><text:span text:style-name="T2">, </text:span><text:span text:style-name="Source_20_Text"><text:span text:style-name="T4">STOCK_MAXIMO</text:span></text:span><text:span text:style-name="T2">, </text:span><text:span text:style-name="Source_20_Text"><text:span text:style-name="T4">PROFUNDIDAD_MINIMA</text:span></text:span><text:span text:style-name="T2">, </text:span><text:span text:style-name="Source_20_Text"><text:span text:style-name="T4">PROFUNDIDAD_MINIMA_REENCAUCHE</text:span></text:span><text:span text:style-name="T2">.</text:span></text:p>
        </text:list-item>
      </text:list>
      <text:p text:style-name="P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 Code" svg:font-family="'Fira Code', 'Droid Sans Mono', monospace, monospace, 'Droid Sans Mono', monospace, monospace"/>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stem-ui" svg:font-family="system-ui, Ubuntu, 'Droid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6T18:31:26.166192049</meta:creation-date>
    <dc:date>2025-05-06T20:25:07.832080094</dc:date>
    <meta:editing-duration>PT1H43M7S</meta:editing-duration>
    <meta:editing-cycles>2</meta:editing-cycles>
    <meta:generator>LibreOffice/24.2.7.2$Linux_X86_64 LibreOffice_project/420$Build-2</meta:generator>
    <meta:document-statistic meta:table-count="0" meta:image-count="0" meta:object-count="0" meta:page-count="16" meta:paragraph-count="331" meta:word-count="4344" meta:character-count="32141" meta:non-whitespace-character-count="28418"/>
  </office:meta>
</office:document-meta>
</file>